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content.xml" manifest:media-type="text/xml"/>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Pictures/100002010000049C000003048C115D3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FD000001750DD62A46.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95" manifest:media-type=""/>
  <manifest:file-entry manifest:full-path="ObjectReplacements/Object 6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0" manifest:media-type=""/>
  <manifest:file-entry manifest:full-path="ObjectReplacements/Object 91" manifest:media-type=""/>
  <manifest:file-entry manifest:full-path="ObjectReplacements/Object 87" manifest:media-type="application/x-openoffice-gdimetafile;windows_formatname=&quot;GDIMetaFile&quot;"/>
  <manifest:file-entry manifest:full-path="ObjectReplacements/Object 98" manifest:media-type=""/>
  <manifest:file-entry manifest:full-path="ObjectReplacements/Object 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3" style:font-size-asian="10.5pt" style:language-asian="zh" style:country-asian="CN" style:font-style-asian="normal" style:font-weight-asian="normal" style:font-name-complex="Arial3" style:font-size-complex="12pt" style:language-complex="hi" style:country-complex="IN" style:font-weight-complex="normal"/>
    </style:style>
    <style:style style:name="P12"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13" style:family="paragraph" style:parent-style-name="Contents_20_Heading">
      <style:paragraph-properties fo:break-before="page"/>
      <style:text-properties officeooo:paragraph-rsid="0013ba9c"/>
    </style:style>
    <style:style style:name="P14"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text-properties fo:color="#00000a" style:font-name="ARial" fo:font-size="12pt" fo:language="de" fo:country="DE" fo:font-weight="bold" officeooo:rsid="00209ed7" officeooo:paragraph-rsid="001c66b0" style:font-name-asian="Arial3" style:font-size-asian="12pt" style:language-asian="zh" style:country-asian="CN" style:font-weight-asian="bold" style:font-name-complex="Arial3" style:font-size-complex="12pt" style:language-complex="hi" style:country-complex="IN" style:font-weight-complex="bold"/>
    </style:style>
    <style:style style:name="P16"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9"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20"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21"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22" style:family="paragraph" style:parent-style-name="Text_20_body">
      <style:text-properties style:font-name="ARial" fo:language="de" fo:country="DE" style:language-asian="zh" style:country-asian="CN" style:language-complex="hi" style:country-complex="IN"/>
    </style:style>
    <style:style style:name="P23"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5"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6"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7" style:family="paragraph" style:parent-style-name="Text_20_body">
      <style:text-properties style:font-name="ARial" fo:language="de" fo:country="DE" officeooo:paragraph-rsid="001c66b0" style:language-asian="zh" style:country-asian="CN" style:language-complex="hi" style:country-complex="IN"/>
    </style:style>
    <style:style style:name="P28" style:family="paragraph" style:parent-style-name="Text_20_body">
      <style:text-properties style:font-name="ARial" fo:language="de" fo:country="DE" officeooo:paragraph-rsid="00352499" style:language-asian="zh" style:country-asian="CN" style:language-complex="hi" style:country-complex="IN"/>
    </style:style>
    <style:style style:name="P29"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30"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31" style:family="paragraph" style:parent-style-name="Text_20_body">
      <style:text-properties style:font-name="ARial" fo:language="de" fo:country="DE" officeooo:rsid="0035a0b9" officeooo:paragraph-rsid="0035a0b9" style:language-asian="zh" style:country-asian="CN" style:language-complex="hi" style:country-complex="IN"/>
    </style:style>
    <style:style style:name="P32" style:family="paragraph" style:parent-style-name="Text_20_body">
      <style:paragraph-properties fo:text-align="center" style:justify-single-word="false"/>
      <style:text-properties style:font-name="ARial" fo:language="de" fo:country="DE" officeooo:rsid="003b43ac" officeooo:paragraph-rsid="003b43ac" style:language-asian="zh" style:country-asian="CN" style:language-complex="hi" style:country-complex="IN"/>
    </style:style>
    <style:style style:name="P33" style:family="paragraph" style:parent-style-name="Text_20_body">
      <style:paragraph-properties fo:text-align="center" style:justify-single-word="false"/>
      <style:text-properties style:font-name="ARial" fo:language="de" fo:country="DE" officeooo:rsid="003def19" officeooo:paragraph-rsid="003def19" style:language-asian="zh" style:country-asian="CN" style:language-complex="hi" style:country-complex="IN"/>
    </style:style>
    <style:style style:name="P34"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35"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36"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7"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8"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9"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40"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41"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9"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50"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51"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52"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53"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54"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55"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56"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57" style:family="paragraph" style:parent-style-name="Text_20_body">
      <style:paragraph-properties fo:text-align="start" style:justify-single-word="false"/>
      <style:text-properties style:font-name="ARial" officeooo:rsid="003f75fe" officeooo:paragraph-rsid="003f75fe"/>
    </style:style>
    <style:style style:name="P58" style:family="paragraph" style:parent-style-name="Text_20_body">
      <style:text-properties fo:language="de" fo:country="DE" style:language-asian="zh" style:country-asian="CN" style:language-complex="hi" style:country-complex="IN"/>
    </style:style>
    <style:style style:name="P59" style:family="paragraph" style:parent-style-name="Text_20_body">
      <style:text-properties fo:language="de" fo:country="DE" officeooo:paragraph-rsid="002018f5" style:language-asian="zh" style:country-asian="CN" style:language-complex="hi" style:country-complex="IN"/>
    </style:style>
    <style:style style:name="P60" style:family="paragraph" style:parent-style-name="Text_20_body">
      <style:text-properties fo:language="de" fo:country="DE" officeooo:rsid="002ec9d2" officeooo:paragraph-rsid="002ec9d2" style:language-asian="zh" style:country-asian="CN" style:language-complex="hi" style:country-complex="IN"/>
    </style:style>
    <style:style style:name="P61" style:family="paragraph" style:parent-style-name="Text_20_body">
      <style:text-properties fo:language="de" fo:country="DE" officeooo:rsid="002ec9d2" officeooo:paragraph-rsid="0031b704" style:language-asian="zh" style:country-asian="CN" style:language-complex="hi" style:country-complex="IN"/>
    </style:style>
    <style:style style:name="P62" style:family="paragraph" style:parent-style-name="Text_20_body">
      <style:text-properties fo:font-weight="bold" officeooo:rsid="0035a0b9" officeooo:paragraph-rsid="0035a0b9" style:font-weight-asian="bold" style:font-weight-complex="bold"/>
    </style:style>
    <style:style style:name="P63" style:family="paragraph" style:parent-style-name="Text_20_body">
      <style:text-properties officeooo:paragraph-rsid="00398a58"/>
    </style:style>
    <style:style style:name="P64" style:family="paragraph" style:parent-style-name="Text_20_body">
      <style:paragraph-properties fo:text-align="center" style:justify-single-word="false"/>
      <style:text-properties officeooo:paragraph-rsid="00398a58"/>
    </style:style>
    <style:style style:name="P65" style:family="paragraph" style:parent-style-name="Text_20_body">
      <style:paragraph-properties fo:text-align="start" style:justify-single-word="false"/>
      <style:text-properties officeooo:paragraph-rsid="003b43ac"/>
    </style:style>
    <style:style style:name="P66" style:family="paragraph" style:parent-style-name="Text_20_body">
      <style:paragraph-properties fo:text-align="start" style:justify-single-word="false"/>
      <style:text-properties officeooo:rsid="003e00a9" officeooo:paragraph-rsid="003e00a9"/>
    </style:style>
    <style:style style:name="P67" style:family="paragraph" style:parent-style-name="Text_20_body">
      <style:paragraph-properties fo:text-align="start" style:justify-single-word="false"/>
      <style:text-properties officeooo:rsid="003e00a9" officeooo:paragraph-rsid="003f75fe"/>
    </style:style>
    <style:style style:name="P68" style:family="paragraph" style:parent-style-name="Text_20_body">
      <style:paragraph-properties fo:text-align="center" style:justify-single-word="false"/>
      <style:text-properties officeooo:rsid="003e00a9" officeooo:paragraph-rsid="003e00a9"/>
    </style:style>
    <style:style style:name="P69" style:family="paragraph" style:parent-style-name="Text_20_body">
      <style:paragraph-properties fo:text-align="center" style:justify-single-word="false"/>
      <style:text-properties officeooo:rsid="003e00a9" officeooo:paragraph-rsid="003f75fe"/>
    </style:style>
    <style:style style:name="P70"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71" style:family="paragraph" style:parent-style-name="Default">
      <style:text-properties fo:language="de" fo:country="DE" officeooo:paragraph-rsid="0013ba9c" style:language-asian="zh" style:country-asian="CN" style:language-complex="hi" style:country-complex="IN"/>
    </style:style>
    <style:style style:name="P72"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73"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74"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75"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76"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77" style:family="paragraph" style:parent-style-name="Title_20_1">
      <style:text-properties fo:font-size="12pt" fo:language="de" fo:country="DE" fo:font-weight="normal" officeooo:rsid="002931cb" officeooo:paragraph-rsid="002931cb" style:font-size-asian="10.5pt" style:language-asian="zh" style:country-asian="CN" style:font-weight-asian="normal" style:font-size-complex="12pt" style:language-complex="hi" style:country-complex="IN" style:font-weight-complex="normal"/>
    </style:style>
    <style:style style:name="P78" style:family="paragraph" style:parent-style-name="Title_20_1">
      <style:text-properties fo:font-size="12pt" fo:language="de" fo:country="DE" fo:font-weight="normal" officeooo:rsid="002a912b" officeooo:paragraph-rsid="002a912b" style:font-size-asian="10.5pt" style:language-asian="zh" style:country-asian="CN" style:font-weight-asian="normal" style:font-size-complex="12pt" style:language-complex="hi" style:country-complex="IN" style:font-weight-complex="normal"/>
    </style:style>
    <style:style style:name="P79"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80" style:family="paragraph" style:parent-style-name="Title_20_1">
      <style:text-properties fo:language="de" fo:country="DE" officeooo:rsid="001d3cd5" officeooo:paragraph-rsid="001d3cd5" style:language-asian="zh" style:country-asian="CN" style:language-complex="hi" style:country-complex="IN"/>
    </style:style>
    <style:style style:name="P81" style:family="paragraph" style:parent-style-name="Title_20_1">
      <style:text-properties fo:language="de" fo:country="DE" officeooo:rsid="002931cb" officeooo:paragraph-rsid="002a912b" style:language-asian="zh" style:country-asian="CN" style:language-complex="hi" style:country-complex="IN"/>
    </style:style>
    <style:style style:name="P82"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83"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84"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85"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86" style:family="paragraph" style:parent-style-name="Title_20_1">
      <style:text-properties style:font-name="ARial" fo:font-size="12pt" fo:language="de" fo:country="DE" fo:font-weight="normal" officeooo:rsid="002f3d6a" officeooo:paragraph-rsid="00376e13" style:font-size-asian="10.5pt" style:language-asian="zh" style:country-asian="CN" style:font-weight-asian="normal" style:font-size-complex="12pt" style:language-complex="hi" style:country-complex="IN" style:font-weight-complex="normal"/>
    </style:style>
    <style:style style:name="P87"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88" style:family="paragraph" style:parent-style-name="Title_20_1">
      <style:text-properties style:font-name="ARial" fo:font-size="12pt" fo:language="de" fo:country="DE" fo:font-style="normal" fo:font-weight="normal" officeooo:rsid="0033269d"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9" style:family="paragraph" style:parent-style-name="Title_20_1">
      <style:text-properties style:font-name="ARial" fo:font-size="12pt" fo:language="de" fo:country="DE" fo:font-style="normal" fo:font-weight="normal" officeooo:rsid="00333135"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90" style:family="paragraph" style:parent-style-name="Title_20_1">
      <style:text-properties style:font-name="ARial" fo:font-size="12pt" fo:language="de" fo:country="DE" fo:font-style="normal" fo:font-weight="normal" officeooo:rsid="00341bdc"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91" style:family="paragraph" style:parent-style-name="Title_20_1">
      <style:text-properties style:font-name="ARial" fo:font-size="12pt" fo:language="de" fo:country="DE" fo:font-style="normal" fo:font-weight="normal" officeooo:rsid="0035e497"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92" style:family="paragraph" style:parent-style-name="Title_20_1">
      <style:text-properties style:font-name="ARial" fo:font-size="12pt" fo:language="de" fo:country="DE" fo:font-style="normal" fo:font-weight="normal" officeooo:rsid="00360e81"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93" style:family="paragraph" style:parent-style-name="Title_20_1">
      <style:text-properties style:font-name="ARial" fo:font-size="12pt" fo:language="de" fo:country="DE" fo:font-style="normal" fo:font-weight="bold" officeooo:rsid="0033269d" officeooo:paragraph-rsid="00376e13" style:font-size-asian="10.5pt" style:language-asian="zh" style:country-asian="CN" style:font-style-asian="normal" style:font-weight-asian="bold" style:font-size-complex="12pt" style:language-complex="hi" style:country-complex="IN" style:font-style-complex="normal" style:font-weight-complex="bold"/>
    </style:style>
    <style:style style:name="P94" style:family="paragraph" style:parent-style-name="Title_20_1">
      <style:text-properties style:font-name="ARial" fo:font-size="12pt" fo:language="de" fo:country="DE" fo:font-style="italic" fo:font-weight="normal" officeooo:rsid="002f3d6a" officeooo:paragraph-rsid="00376e13" style:font-size-asian="10.5pt" style:language-asian="zh" style:country-asian="CN" style:font-style-asian="italic" style:font-weight-asian="normal" style:font-size-complex="12pt" style:language-complex="hi" style:country-complex="IN" style:font-style-complex="italic" style:font-weight-complex="normal"/>
    </style:style>
    <style:style style:name="P95" style:family="paragraph" style:parent-style-name="Title_20_1">
      <style:text-properties style:font-name="ARial" fo:font-size="12pt" fo:language="de" fo:country="DE" fo:font-weight="bold" officeooo:rsid="00360e81" officeooo:paragraph-rsid="00376e13" style:font-size-asian="10.5pt" style:language-asian="zh" style:country-asian="CN" style:font-weight-asian="bold" style:font-size-complex="12pt" style:language-complex="hi" style:country-complex="IN" style:font-weight-complex="bold"/>
    </style:style>
    <style:style style:name="P96" style:family="paragraph" style:parent-style-name="Title_20_1">
      <style:paragraph-properties fo:text-align="start" style:justify-single-word="false"/>
      <style:text-properties officeooo:paragraph-rsid="00376e13"/>
    </style:style>
    <style:style style:name="P97" style:family="paragraph" style:parent-style-name="Title2">
      <style:text-properties officeooo:rsid="00352499"/>
    </style:style>
    <style:style style:name="P98"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99" style:family="paragraph" style:parent-style-name="Title2">
      <style:text-properties officeooo:paragraph-rsid="00393315"/>
    </style:style>
    <style:style style:name="P100" style:family="paragraph" style:parent-style-name="Title2">
      <style:text-properties officeooo:rsid="00393315" officeooo:paragraph-rsid="00393315"/>
    </style:style>
    <style:style style:name="P101" style:family="paragraph" style:parent-style-name="Table_20_Contents">
      <style:paragraph-properties fo:text-align="start" style:justify-single-word="false"/>
      <style:text-properties style:font-name="ARial" fo:language="de" fo:country="DE" style:font-size-asian="10.5pt"/>
    </style:style>
    <style:style style:name="P102" style:family="paragraph" style:parent-style-name="Table_20_Contents">
      <style:paragraph-properties fo:text-align="start" style:justify-single-word="false"/>
      <style:text-properties style:font-name="ARial" fo:language="de" fo:country="DE" officeooo:rsid="003b43ac" officeooo:paragraph-rsid="003b43ac" style:font-size-asian="10.5pt"/>
    </style:style>
    <style:style style:name="P103" style:family="paragraph" style:parent-style-name="Table_20_Contents">
      <style:paragraph-properties fo:text-align="start" style:justify-single-word="false"/>
      <style:text-properties style:font-name="ARial" fo:language="de" fo:country="DE" officeooo:rsid="003b43ac" officeooo:paragraph-rsid="003cd4be" style:font-size-asian="10.5pt"/>
    </style:style>
    <style:style style:name="P104" style:family="paragraph" style:parent-style-name="Table_20_Contents">
      <style:paragraph-properties fo:text-align="start" style:justify-single-word="false"/>
      <style:text-properties style:font-name="ARial" fo:language="de" fo:country="DE" officeooo:rsid="003cd4be" officeooo:paragraph-rsid="003cd4be" style:font-size-asian="10.5pt"/>
    </style:style>
    <style:style style:name="P105" style:family="paragraph" style:parent-style-name="Table_20_Contents">
      <style:paragraph-properties fo:text-align="start" style:justify-single-word="false"/>
      <style:text-properties style:font-name="ARial" fo:language="de" fo:country="DE" fo:font-style="normal" fo:font-weight="normal" officeooo:rsid="003b43ac" officeooo:paragraph-rsid="003b43ac" style:font-size-asian="10.5pt" style:font-style-asian="normal" style:font-weight-asian="normal" style:font-style-complex="normal" style:font-weight-complex="normal"/>
    </style:style>
    <style:style style:name="P106" style:family="paragraph" style:parent-style-name="Table_20_Contents">
      <style:paragraph-properties fo:text-align="start" style:justify-single-word="false"/>
      <style:text-properties style:font-name="ARial" fo:language="de" fo:country="DE" fo:font-weight="bold" officeooo:rsid="003b43ac" officeooo:paragraph-rsid="003b43ac" style:font-size-asian="10.5pt" style:font-weight-asian="bold" style:font-weight-complex="bold"/>
    </style:style>
    <style:style style:name="P107" style:family="paragraph" style:parent-style-name="Table_20_Contents">
      <style:paragraph-properties fo:text-align="start" style:justify-single-word="false"/>
      <style:text-properties style:text-underline-style="none" officeooo:rsid="003cd4be" officeooo:paragraph-rsid="003cd4be"/>
    </style:style>
    <style:style style:name="P108"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109" style:family="paragraph" style:parent-style-name="Text_20_body" style:list-style-name="L1">
      <style:text-properties style:font-name="ARial" fo:language="de" fo:country="DE" style:language-asian="zh" style:country-asian="CN" style:language-complex="hi" style:country-complex="IN"/>
    </style:style>
    <style:style style:name="P110" style:family="paragraph" style:parent-style-name="Text_20_body" style:list-style-name="L2">
      <style:text-properties style:font-name="ARial" fo:language="de" fo:country="DE" style:language-asian="zh" style:country-asian="CN" style:language-complex="hi" style:country-complex="IN"/>
    </style:style>
    <style:style style:name="P111" style:family="paragraph" style:parent-style-name="Text_20_body">
      <style:paragraph-properties fo:text-align="center" style:justify-single-word="false"/>
      <style:text-properties style:font-name="ARial" fo:font-size="11pt" fo:font-style="normal" fo:font-weight="normal" officeooo:rsid="003f75fe" officeooo:paragraph-rsid="003f75fe" style:font-size-asian="11pt" style:font-style-asian="normal" style:font-weight-asian="normal"/>
    </style:style>
    <style:style style:name="P112" style:family="paragraph" style:parent-style-name="Text_20_body">
      <style:paragraph-properties fo:text-align="start" style:justify-single-word="false"/>
      <style:text-properties style:font-name="ARial" fo:font-size="11pt" fo:font-style="normal" fo:font-weight="normal" officeooo:rsid="0040ed3e" officeooo:paragraph-rsid="0040ed3e" style:font-size-asian="11pt" style:font-style-asian="normal" style:font-weight-asian="normal"/>
    </style:style>
    <style:style style:name="P113" style:family="paragraph" style:parent-style-name="Text_20_body">
      <style:paragraph-properties fo:text-align="center" style:justify-single-word="false"/>
      <style:text-properties style:font-name="ARial" fo:font-size="11pt" fo:font-style="normal" fo:font-weight="normal" officeooo:rsid="004200b9" officeooo:paragraph-rsid="004200b9" style:font-size-asian="11pt" style:font-style-asian="normal" style:font-weight-asian="normal"/>
    </style:style>
    <style:style style:name="P114" style:family="paragraph" style:parent-style-name="Text_20_body">
      <style:paragraph-properties fo:text-align="start" style:justify-single-word="false"/>
      <style:text-properties style:font-name="ARial" fo:font-size="11pt" fo:font-style="normal" fo:font-weight="normal" officeooo:rsid="004200b9" officeooo:paragraph-rsid="004200b9" style:font-size-asian="11pt" style:font-style-asian="normal" style:font-weight-asian="normal"/>
    </style:style>
    <style:style style:name="P115" style:family="paragraph" style:parent-style-name="Text_20_body" style:list-style-name="L3">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16" style:family="paragraph" style:parent-style-name="Text_20_body">
      <style:paragraph-properties fo:text-align="center" style:justify-single-word="false"/>
      <style:text-properties officeooo:rsid="003e00a9" officeooo:paragraph-rsid="003f75fe"/>
    </style:style>
    <style:style style:name="P117" style:family="paragraph" style:parent-style-name="Text_20_body">
      <style:paragraph-properties fo:text-align="start" style:justify-single-word="false"/>
      <style:text-properties officeooo:rsid="00421d11" officeooo:paragraph-rsid="00421d11"/>
    </style:style>
    <style:style style:name="P118" style:family="paragraph" style:parent-style-name="Text_20_body">
      <style:paragraph-properties fo:text-align="center" style:justify-single-word="false"/>
      <style:text-properties officeooo:rsid="00421d11" officeooo:paragraph-rsid="00421d11"/>
    </style:style>
    <style:style style:name="P119" style:family="paragraph" style:parent-style-name="Text_20_body">
      <style:paragraph-properties fo:text-align="start" style:justify-single-word="false"/>
      <style:text-properties officeooo:rsid="00448c64" officeooo:paragraph-rsid="00448c64"/>
    </style:style>
    <style:style style:name="P120" style:family="paragraph" style:parent-style-name="Text_20_body">
      <style:paragraph-properties fo:text-align="center" style:justify-single-word="false"/>
      <style:text-properties officeooo:rsid="00448c64" officeooo:paragraph-rsid="00448c64"/>
    </style:style>
    <style:style style:name="P121" style:family="paragraph" style:parent-style-name="Title" style:master-page-name="Converted1">
      <style:paragraph-properties style:page-number="1"/>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1" style:font-name-complex="Arial3"/>
    </style:style>
    <style:style style:name="T13" style:family="text">
      <style:text-properties style:font-name="Arial1" officeooo:rsid="0015f571" style:font-name-complex="Arial3"/>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fo:font-style="italic" officeooo:rsid="00398a58" style:font-style-asian="italic" style:font-style-complex="italic"/>
    </style:style>
    <style:style style:name="T23" style:family="text">
      <style:text-properties fo:font-style="italic" officeooo:rsid="003a4272" style:font-style-asian="italic" style:font-style-complex="italic"/>
    </style:style>
    <style:style style:name="T24" style:family="text">
      <style:text-properties officeooo:rsid="001ea7ac"/>
    </style:style>
    <style:style style:name="T25" style:family="text">
      <style:text-properties style:language-asian="zh" style:country-asian="CN" style:language-complex="hi" style:country-complex="IN"/>
    </style:style>
    <style:style style:name="T26" style:family="text">
      <style:text-properties officeooo:rsid="002018f5"/>
    </style:style>
    <style:style style:name="T27" style:family="text">
      <style:text-properties style:font-name="ARial"/>
    </style:style>
    <style:style style:name="T28" style:family="text">
      <style:text-properties style:font-name="ARial" fo:font-size="12pt" fo:font-weight="normal" style:font-size-asian="12pt" style:font-weight-asian="normal" style:font-size-complex="12pt" style:font-weight-complex="normal"/>
    </style:style>
    <style:style style:name="T29" style:family="text">
      <style:text-properties style:font-name="ARial" fo:font-size="12pt" fo:font-weight="normal" officeooo:rsid="002018f5" style:font-size-asian="12pt" style:font-weight-asian="normal" style:font-size-complex="12pt" style:font-weight-complex="normal"/>
    </style:style>
    <style:style style:name="T30" style:family="text">
      <style:text-properties style:font-name="ARial" fo:font-size="12pt" fo:font-weight="normal" style:font-size-asian="10.5pt" style:font-weight-asian="normal" style:font-size-complex="12pt" style:font-weight-complex="normal"/>
    </style:style>
    <style:style style:name="T31" style:family="text">
      <style:text-properties style:font-name="ARial" fo:font-size="12pt" fo:font-weight="normal" officeooo:rsid="002efeb3" style:font-size-asian="10.5pt" style:font-weight-asian="normal" style:font-size-complex="12pt" style:font-weight-complex="normal"/>
    </style:style>
    <style:style style:name="T32" style:family="text">
      <style:text-properties style:font-name="ARial" fo:font-size="12pt" fo:font-weight="normal" officeooo:rsid="002f3d6a" style:font-size-asian="10.5pt" style:font-weight-asian="normal" style:font-size-complex="12pt" style:font-weight-complex="normal"/>
    </style:style>
    <style:style style:name="T3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5" style:family="text">
      <style:text-properties style:font-name="ARial" officeooo:rsid="00346e6b"/>
    </style:style>
    <style:style style:name="T36" style:family="text">
      <style:text-properties fo:font-style="normal" style:font-style-asian="normal" style:font-style-complex="normal"/>
    </style:style>
    <style:style style:name="T37" style:family="text">
      <style:text-properties fo:font-style="normal" officeooo:rsid="00249bb7" style:font-style-asian="normal" style:font-style-complex="normal"/>
    </style:style>
    <style:style style:name="T38" style:family="text">
      <style:text-properties officeooo:rsid="00249bb7"/>
    </style:style>
    <style:style style:name="T39" style:family="text">
      <style:text-properties officeooo:rsid="00280fbf"/>
    </style:style>
    <style:style style:name="T40" style:family="text">
      <style:text-properties officeooo:rsid="002a2f05"/>
    </style:style>
    <style:style style:name="T41" style:family="text">
      <style:text-properties fo:font-weight="normal" style:font-weight-asian="normal" style:font-weight-complex="normal"/>
    </style:style>
    <style:style style:name="T42" style:family="text">
      <style:text-properties style:font-name="Liberation Sans"/>
    </style:style>
    <style:style style:name="T43" style:family="text">
      <style:text-properties style:font-name="Liberation Sans" fo:font-size="12pt" style:font-size-asian="12pt" style:font-size-complex="12pt"/>
    </style:style>
    <style:style style:name="T44"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45"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46" style:family="text">
      <style:text-properties officeooo:rsid="002b9871"/>
    </style:style>
    <style:style style:name="T47" style:family="text">
      <style:text-properties officeooo:rsid="0033a7e6"/>
    </style:style>
    <style:style style:name="T48" style:family="text">
      <style:text-properties officeooo:rsid="00346e6b"/>
    </style:style>
    <style:style style:name="T49" style:family="text">
      <style:text-properties officeooo:rsid="0036fe26"/>
    </style:style>
    <style:style style:name="T50" style:family="text">
      <style:text-properties officeooo:rsid="00341bdc"/>
    </style:style>
    <style:style style:name="T51" style:family="text">
      <style:text-properties officeooo:rsid="0035e497"/>
    </style:style>
    <style:style style:name="T52" style:family="text">
      <style:text-properties officeooo:rsid="00398a58"/>
    </style:style>
    <style:style style:name="T53" style:family="text">
      <style:text-properties officeooo:rsid="003a4272"/>
    </style:style>
    <style:style style:name="T54" style:family="text">
      <style:text-properties officeooo:rsid="003cd4be"/>
    </style:style>
    <style:style style:name="T55" style:family="text">
      <style:text-properties officeooo:rsid="003f75fe"/>
    </style:style>
    <style:style style:name="T56" style:family="text">
      <style:text-properties fo:font-size="11pt" fo:font-style="normal" fo:font-weight="normal" style:font-size-asian="11pt" style:font-style-asian="normal" style:font-weight-asian="normal"/>
    </style:style>
    <style:style style:name="T57" style:family="text">
      <style:text-properties officeooo:rsid="004200b9"/>
    </style:style>
    <style:style style:name="T58" style:family="text">
      <style:text-properties officeooo:rsid="003e00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70"/>
      <text:p text:style-name="P70"/>
      <text:p text:style-name="P70"/>
      <text:p text:style-name="P70"/>
      <text:p text:style-name="P70"/>
      <text:p text:style-name="P70"/>
      <text:p text:style-name="P72">Praktikum Automatisierungstechnik</text:p>
      <text:p text:style-name="P73">Wintersemester 2016/2017</text:p>
      <text:p text:style-name="P70"/>
      <text:p text:style-name="P70"/>
      <text:p text:style-name="P70"/>
      <text:p text:style-name="P73">Protokoll zum</text:p>
      <text:p text:style-name="P74"/>
      <text:p text:style-name="P72">Versuch <text:span text:style-name="T14">3</text:span>: <text:span text:style-name="T14">Kugelwippe</text:span></text:p>
      <text:p text:style-name="P72"/>
      <text:p text:style-name="P73">der Gruppe 5</text:p>
      <text:p text:style-name="P73"/>
      <table:table table:name="Table1" table:style-name="Table1">
        <table:table-column table:style-name="Table1.A"/>
        <table:table-column table:style-name="Table1.B"/>
        <table:table-row table:style-name="Table1.1">
          <table:table-cell table:style-name="Table1.A1" office:value-type="string">
            <text:p text:style-name="P75">Xiaoyu</text:p>
          </table:table-cell>
          <table:table-cell table:style-name="Table1.A1" office:value-type="string">
            <text:p text:style-name="P75">Xie</text:p>
          </table:table-cell>
        </table:table-row>
        <table:table-row table:style-name="Table1.1">
          <table:table-cell table:style-name="Table1.A1" office:value-type="string">
            <text:p text:style-name="P75">Shaochen</text:p>
          </table:table-cell>
          <table:table-cell table:style-name="Table1.A1" office:value-type="string">
            <text:p text:style-name="P75">Qian</text:p>
          </table:table-cell>
        </table:table-row>
        <table:table-row table:style-name="Table1.1">
          <table:table-cell table:style-name="Table1.A1" office:value-type="string">
            <text:p text:style-name="P75">Jun</text:p>
          </table:table-cell>
          <table:table-cell table:style-name="Table1.A1" office:value-type="string">
            <text:p text:style-name="P75">Lou</text:p>
          </table:table-cell>
        </table:table-row>
      </table:table>
      <text:p text:style-name="P70"/>
      <text:p text:style-name="P70"/>
      <text:p text:style-name="P70"/>
      <text:p text:style-name="P70"/>
      <text:p text:style-name="P75">Tag der Versuchsdurchführung: <text:s text:c="2"/><text:span text:style-name="T14">6. Dezember</text:span> 2016</text:p>
      <text:p text:style-name="P70"><text:span text:style-name="T1">Tag der Versuchsdurchführung:</text:span><text:span text:style-name="T2"> </text:span><text:span text:style-name="T3">13.</text:span><text:span text:style-name="T2"> </text:span><text:span text:style-name="T3">Dezember</text:span><text:span text:style-name="T2"> 2016</text:span></text:p>
      <text:p text:style-name="P70"/>
      <text:p text:style-name="P71"/>
      <text:p text:style-name="P71"/>
      <text:p text:style-name="P71"><text:bookmark text:name="_GoBack"/></text:p>
      <text:p text:style-name="P71"/>
      <text:p text:style-name="P71"/>
      <text:p text:style-name="P76">Hiermit versichern wir, dass wir dieses Protokoll selbstständig angefertigt haben.</text:p>
      <text:p text:style-name="P76">Karlsruhe, <text:s/></text:p>
      <text:p text:style-name="P8"/>
      <text:p text:style-name="P13"><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5"><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121">1. Einleitung und Versuchsaufbau</text:p>
      <text:p text:style-name="P97">1.1 Einleitung des Versuchs</text:p>
      <text:p text:style-name="P28">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28">Das Problem wird durch den Einsatz von Zustandsbeobachtern begegnet, mit deren Hilfe auf Basis eines mathematischen Modells und der zur Verfügung stehenden Messinformationen der <text:span text:style-name="T48">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29">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19">Ziel des Versuchs:</text:p>
      <text:list xml:id="list8369001405997827879" text:style-name="L1">
        <text:list-item>
          <text:p text:style-name="P109">Einführung in LabVIEW</text:p>
        </text:list-item>
        <text:list-item>
          <text:p text:style-name="P109">Implementierung verschiedener Verfahren zur Zustandsschätzung für lineare und nichtlineare Systeme:</text:p>
        </text:list-item>
      </text:list>
      <text:p text:style-name="P56"><text:s text:c="16"/>- numerische Differentiation</text:p>
      <text:p text:style-name="P22"><text:s text:c="16"/>- lineares Kalmanfilter</text:p>
      <text:p text:style-name="P58"><text:span text:style-name="T35"><text:s text:c="16"/>- S</text:span><text:span text:style-name="T27">igmapunkt-Kalmanfilter</text:span></text:p>
      <text:list xml:id="list6605878491348156519" text:style-name="L2">
        <text:list-item>
          <text:p text:style-name="P110">Vergleich der Verfahren in der Simulation und am Laborsystem</text:p>
        </text:list-item>
      </text:list>
      <text:p text:style-name="P98">1.2 Versuchsaufbau</text:p>
      <text:p text:style-name="P62">1.2.1 Das Laborsystem im Überblick</text:p>
      <text:p text:style-name="P31">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32"><draw:frame draw:style-name="fr1" draw:name="Image4" text:anchor-type="paragraph" svg:width="6.6929in" svg:height="3.2634in" draw:z-index="31"><draw:image xlink:href="Pictures/10000201000002FD000001750DD62A46.png" xlink:type="simple" xlink:show="embed" xlink:actuate="onLoad"/></draw:frame><text:soft-page-break/>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06">Parameter</text:p>
          </table:table-cell>
          <table:table-cell table:style-name="Table2.B1" office:value-type="string">
            <text:p text:style-name="P106">Bedeutung</text:p>
          </table:table-cell>
          <table:table-cell table:style-name="Table2.C1" office:value-type="string">
            <text:p text:style-name="P106">Zahlenwert</text:p>
          </table:table-cell>
        </table:table-row>
        <table:table-row>
          <table:table-cell table:style-name="Table2.A12" office:value-type="string">
            <text:p text:style-name="P101"><draw:frame draw:style-name="fr4" draw:name="Object73" text:anchor-type="as-char" svg:y="-0.1484in" svg:width="0.2437in" svg:height="0.1846in" draw:z-index="32"><draw:object xlink:href="./Object 73" xlink:type="simple" xlink:show="embed" xlink:actuate="onLoad"/><draw:image xlink:href="./ObjectReplacements/Object 73" xlink:type="simple" xlink:show="embed" xlink:actuate="onLoad"/><svg:desc>formula</svg:desc></draw:frame></text:p>
          </table:table-cell>
          <table:table-cell table:style-name="Table2.B2" office:value-type="string">
            <text:p text:style-name="P102">Effektive Wippenmasse (incl. Motorträgheit)</text:p>
          </table:table-cell>
          <table:table-cell table:style-name="Table2.C2" office:value-type="string">
            <text:p text:style-name="P102">1.8 kg</text:p>
          </table:table-cell>
        </table:table-row>
        <table:table-row>
          <table:table-cell table:style-name="Table2.A12" office:value-type="string">
            <text:p text:style-name="P101"><draw:frame draw:style-name="fr4" draw:name="Object74" text:anchor-type="as-char" svg:y="-0.1484in" svg:width="0.1299in" svg:height="0.1846in" draw:z-index="33"><draw:object xlink:href="./Object 74" xlink:type="simple" xlink:show="embed" xlink:actuate="onLoad"/><draw:image xlink:href="./ObjectReplacements/Object 74" xlink:type="simple" xlink:show="embed" xlink:actuate="onLoad"/><svg:desc>formula</svg:desc></draw:frame></text:p>
          </table:table-cell>
          <table:table-cell table:style-name="Table2.B3" office:value-type="string">
            <text:p text:style-name="P102">Halbe Wippenlänge</text:p>
          </table:table-cell>
          <table:table-cell table:style-name="Table2.C3" office:value-type="string">
            <text:p text:style-name="P102">0.515 m</text:p>
          </table:table-cell>
        </table:table-row>
        <table:table-row>
          <table:table-cell table:style-name="Table2.A12" office:value-type="string">
            <text:p text:style-name="P101"><draw:frame draw:style-name="fr4" draw:name="Object75" text:anchor-type="as-char" svg:y="-0.2453in" svg:width="0.7717in" svg:height="0.3945in" draw:z-index="34"><draw:object xlink:href="./Object 75" xlink:type="simple" xlink:show="embed" xlink:actuate="onLoad"/><draw:image xlink:href="./ObjectReplacements/Object 75" xlink:type="simple" xlink:show="embed" xlink:actuate="onLoad"/><svg:desc>formula</svg:desc></draw:frame></text:p>
          </table:table-cell>
          <table:table-cell table:style-name="Table2.B4" office:value-type="string">
            <text:p text:style-name="P102">Trägheitsmoment der Wippe bezüglich Wippenachse</text:p>
          </table:table-cell>
          <table:table-cell table:style-name="Table2.C4" office:value-type="string">
            <text:p text:style-name="P105">0.159<draw:frame draw:style-name="fr4" draw:name="Object85" text:anchor-type="as-char" svg:y="-0.1728in" svg:width="0.4118in" svg:height="0.2091in" draw:z-index="35"><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2.A12" office:value-type="string">
            <text:p text:style-name="P101"><draw:frame draw:style-name="fr4" draw:name="Object76" text:anchor-type="as-char" svg:y="-0.1484in" svg:width="0.2035in" svg:height="0.1846in" draw:z-index="36"><draw:object xlink:href="./Object 76" xlink:type="simple" xlink:show="embed" xlink:actuate="onLoad"/><draw:image xlink:href="./ObjectReplacements/Object 76" xlink:type="simple" xlink:show="embed" xlink:actuate="onLoad"/><svg:desc>formula</svg:desc></draw:frame></text:p>
          </table:table-cell>
          <table:table-cell table:style-name="Table2.B5" office:value-type="string">
            <text:p text:style-name="P102">Kugelmasse</text:p>
          </table:table-cell>
          <table:table-cell table:style-name="Table2.C5" office:value-type="string">
            <text:p text:style-name="P102">0.27 kg</text:p>
          </table:table-cell>
        </table:table-row>
        <table:table-row>
          <table:table-cell table:style-name="Table2.A12" office:value-type="string">
            <text:p text:style-name="P101"><draw:frame draw:style-name="fr4" draw:name="Object77" text:anchor-type="as-char" svg:y="-0.1484in" svg:width="0.1957in" svg:height="0.1846in" draw:z-index="37"><draw:object xlink:href="./Object 77" xlink:type="simple" xlink:show="embed" xlink:actuate="onLoad"/><draw:image xlink:href="./ObjectReplacements/Object 77" xlink:type="simple" xlink:show="embed" xlink:actuate="onLoad"/><svg:desc>formula</svg:desc></draw:frame></text:p>
          </table:table-cell>
          <table:table-cell table:style-name="Table2.B6" office:value-type="string">
            <text:p text:style-name="P102">Geometrischer Kugelradius</text:p>
          </table:table-cell>
          <table:table-cell table:style-name="Table2.C6" office:value-type="string">
            <text:p text:style-name="P102">0.02 m</text:p>
          </table:table-cell>
        </table:table-row>
        <table:table-row>
          <table:table-cell table:style-name="Table2.A12" office:value-type="string">
            <text:p text:style-name="P101"><draw:frame draw:style-name="fr4" draw:name="Object78" text:anchor-type="as-char" svg:y="-0.1484in" svg:width="0.1543in" svg:height="0.1846in" draw:z-index="38"><draw:object xlink:href="./Object 78" xlink:type="simple" xlink:show="embed" xlink:actuate="onLoad"/><draw:image xlink:href="./ObjectReplacements/Object 78" xlink:type="simple" xlink:show="embed" xlink:actuate="onLoad"/></draw:frame></text:p>
          </table:table-cell>
          <table:table-cell table:style-name="Table2.B7" office:value-type="string">
            <text:p text:style-name="P102">Kugelrollradius</text:p>
          </table:table-cell>
          <table:table-cell table:style-name="Table2.C7" office:value-type="string">
            <text:p text:style-name="P102">0.016 m</text:p>
          </table:table-cell>
        </table:table-row>
        <table:table-row>
          <table:table-cell table:style-name="Table2.A12" office:value-type="string">
            <text:p text:style-name="P101"><draw:frame draw:style-name="fr4" draw:name="Object79" text:anchor-type="as-char" svg:y="-0.1484in" svg:width="0.1661in" svg:height="0.1846in" draw:z-index="39"><draw:object xlink:href="./Object 79" xlink:type="simple" xlink:show="embed" xlink:actuate="onLoad"/><draw:image xlink:href="./ObjectReplacements/Object 79" xlink:type="simple" xlink:show="embed" xlink:actuate="onLoad"/><svg:desc>formula</svg:desc></draw:frame></text:p>
          </table:table-cell>
          <table:table-cell table:style-name="Table2.B8" office:value-type="string">
            <text:p text:style-name="P104">Höhe Kugelschwerpunkt über Wippenmitte</text:p>
          </table:table-cell>
          <table:table-cell table:style-name="Table2.C8" office:value-type="string">
            <text:p text:style-name="P102">0.013 m</text:p>
          </table:table-cell>
        </table:table-row>
        <table:table-row>
          <table:table-cell table:style-name="Table2.A12" office:value-type="string">
            <text:p text:style-name="P101"><draw:frame draw:style-name="fr4" draw:name="Object80" text:anchor-type="as-char" svg:y="-0.2453in" svg:width="0.8083in" svg:height="0.3945in" draw:z-index="40"><draw:object xlink:href="./Object 80" xlink:type="simple" xlink:show="embed" xlink:actuate="onLoad"/><draw:image xlink:href="./ObjectReplacements/Object 80" xlink:type="simple" xlink:show="embed" xlink:actuate="onLoad"/><svg:desc>formula</svg:desc></draw:frame></text:p>
          </table:table-cell>
          <table:table-cell table:style-name="Table2.B9" office:value-type="string">
            <text:p text:style-name="P103">Trägheitsmoment <text:span text:style-name="T54">der Kugel bezüglich Kugelschwerpunkt</text:span></text:p>
          </table:table-cell>
          <table:table-cell table:style-name="Table2.C9" office:value-type="string">
            <text:p text:style-name="P102">4.32e-5<draw:frame draw:style-name="fr4" draw:name="Object86" text:anchor-type="as-char" svg:y="-0.1728in" svg:width="0.4118in" svg:height="0.2091in" draw:z-index="41"><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2.A12" office:value-type="string">
            <text:p text:style-name="P101"><draw:frame draw:style-name="fr4" draw:name="Object81" text:anchor-type="as-char" svg:y="-0.1484in" svg:width="0.1744in" svg:height="0.1846in" draw:z-index="42"><draw:object xlink:href="./Object 81" xlink:type="simple" xlink:show="embed" xlink:actuate="onLoad"/><draw:image xlink:href="./ObjectReplacements/Object 81" xlink:type="simple" xlink:show="embed" xlink:actuate="onLoad"/><svg:desc>formula</svg:desc></draw:frame></text:p>
          </table:table-cell>
          <table:table-cell table:style-name="Table2.B10" office:value-type="string">
            <text:p text:style-name="P104">Erdbeschleunigung</text:p>
          </table:table-cell>
          <table:table-cell table:style-name="Table2.C10" office:value-type="string">
            <text:p text:style-name="P102">9.81<draw:frame draw:style-name="fr4" draw:name="Object87" text:anchor-type="as-char" svg:y="-0.1728in" svg:width="0.4008in" svg:height="0.2091in" draw:z-index="43"><draw:object xlink:href="./Object 87" xlink:type="simple" xlink:show="embed" xlink:actuate="onLoad"/><draw:image xlink:href="./ObjectReplacements/Object 87" xlink:type="simple" xlink:show="embed" xlink:actuate="onLoad"/><svg:desc>formula</svg:desc></draw:frame></text:p>
          </table:table-cell>
        </table:table-row>
        <table:table-row>
          <table:table-cell table:style-name="Table2.A12" office:value-type="string">
            <text:p text:style-name="P101"><draw:frame draw:style-name="fr4" draw:name="Object82" text:anchor-type="as-char" svg:y="-0.1484in" svg:width="0.272in" svg:height="0.2098in" draw:z-index="44"><draw:object xlink:href="./Object 82" xlink:type="simple" xlink:show="embed" xlink:actuate="onLoad"/><draw:image xlink:href="./ObjectReplacements/Object 82" xlink:type="simple" xlink:show="embed" xlink:actuate="onLoad"/><svg:desc>formula</svg:desc></draw:frame></text:p>
          </table:table-cell>
          <table:table-cell table:style-name="Table2.B11" office:value-type="string">
            <text:p text:style-name="P104">Ankerwiderstand des Motors</text:p>
          </table:table-cell>
          <table:table-cell table:style-name="Table2.C11" office:value-type="string">
            <text:p text:style-name="P107">3.1 Ω</text:p>
          </table:table-cell>
        </table:table-row>
        <table:table-row>
          <table:table-cell table:style-name="Table2.A12" office:value-type="string">
            <text:p text:style-name="P101"><draw:frame draw:style-name="fr4" draw:name="Object83" text:anchor-type="as-char" svg:y="-0.1484in" svg:width="0.2311in" svg:height="0.2098in" draw:z-index="45"><draw:object xlink:href="./Object 83" xlink:type="simple" xlink:show="embed" xlink:actuate="onLoad"/><draw:image xlink:href="./ObjectReplacements/Object 83" xlink:type="simple" xlink:show="embed" xlink:actuate="onLoad"/><svg:desc>formula</svg:desc></draw:frame></text:p>
          </table:table-cell>
          <table:table-cell table:style-name="Table2.B12" office:value-type="string">
            <text:p text:style-name="P104">Radius des Motor-Antriebsrads</text:p>
          </table:table-cell>
          <table:table-cell table:style-name="Table2.C12" office:value-type="string">
            <text:p text:style-name="P104">0.01 m</text:p>
          </table:table-cell>
        </table:table-row>
        <table:table-row>
          <table:table-cell table:style-name="Table2.A13" office:value-type="string">
            <text:p text:style-name="P101"><draw:frame draw:style-name="fr4" draw:name="Object84" text:anchor-type="as-char" svg:y="-0.1484in" svg:width="0.2772in" svg:height="0.2098in" draw:z-index="46"><draw:object xlink:href="./Object 84" xlink:type="simple" xlink:show="embed" xlink:actuate="onLoad"/><draw:image xlink:href="./ObjectReplacements/Object 84" xlink:type="simple" xlink:show="embed" xlink:actuate="onLoad"/><svg:desc>formula</svg:desc></draw:frame></text:p>
          </table:table-cell>
          <table:table-cell table:style-name="Table2.B13" office:value-type="string">
            <text:p text:style-name="P104">Motorkonstante</text:p>
          </table:table-cell>
          <table:table-cell table:style-name="Table2.C13" office:value-type="string">
            <text:p text:style-name="P104">0.1<draw:frame draw:style-name="fr4" draw:name="Object88" text:anchor-type="as-char" svg:y="-0.1484in" svg:width="0.5217in" svg:height="0.1846in" draw:z-index="47"><draw:object xlink:href="./Object 88" xlink:type="simple" xlink:show="embed" xlink:actuate="onLoad"/><draw:image xlink:href="./ObjectReplacements/Object 88" xlink:type="simple" xlink:show="embed" xlink:actuate="onLoad"/><svg:desc>formula</svg:desc></draw:frame></text:p>
          </table:table-cell>
        </table:table-row>
      </table:table>
      <text:p text:style-name="P33">Tabelle 1.1 Modellparameter der Kugelwippe</text:p>
      <text:p text:style-name="P21">1.2.2 <text:span text:style-name="T49">Aktorik und Sensorik der Kugelwippe</text:span></text:p>
      <text:p text:style-name="P30">Die Gleichstrommaschine wird über die Ankerspannung angesteuert. Die gewünschte Spannung wird über das compact-RIO-System an einen Servoverstärker ausgegeben, der die benötigte Leistung für die Motoransteuerung zur Verfügung stellt. </text:p>
      <text:p text:style-name="P30">Als Messgrößen stehen die Position der Kugel sowie der Wippenwinkel zur Verfügung.</text:p>
      <text:p text:style-name="P30">Die Kugelposition wird mithilfe einer Kamera bestimmt. Hierzu nimmt die Kamera eine Bildzeile entlang der Wippe von +50 cm bis -50 cm auf. Diese Bildzeile wird digital ausgewertet und die Kugelposition über die Detektion der Bildhelligkeit ermittelt. Das <text:soft-page-break/>Positionssignal liefert direkt die Absolutposition der Kugel.</text:p>
      <text:p text:style-name="P30">Der Wippenwinkel über einen inkrementellen Winkelgeber, welcher nur relative Winkel messen kann, gemessen. Zu Beginn des Praktikumsversuchs muss daher die Winkelmessung initialisiert werden. </text:p>
      <text:p text:style-name="Title"><text:span text:style-name="T10">2</text:span>. Theoretische Grundlagen</text:p>
      <text:p text:style-name="P100">2.1 Modellbildung</text:p>
      <text:p text:style-name="P63">Zur <text:span text:style-name="T52">Gewinnung der Bewegungsgleichungen wird die Methode nach Lagrange gebraucht, die sich aus einer Energiebetrachtung mechanischer Starrkörpersysteme herleiten lässt. Aus den </text:span><text:span text:style-name="T22">Lagrangeschen Gleichungen 2. Art </text:span></text:p>
      <text:p text:style-name="P64"><draw:frame draw:style-name="fr4" draw:name="Object70" text:anchor-type="as-char" svg:y="-0.2437in" svg:width="1.8756in" svg:height="0.4181in" draw:z-index="48"><draw:object xlink:href="./Object 70" xlink:type="simple" xlink:show="embed" xlink:actuate="onLoad"/><draw:image xlink:href="./ObjectReplacements/Object 70" xlink:type="simple" xlink:show="embed" xlink:actuate="onLoad"/></draw:frame></text:p>
      <text:p text:style-name="P65">erhält <text:span text:style-name="T53">man direkt die Bewegungsgleichungen. Dabei sind die </text:span><text:span text:style-name="T53"><draw:frame draw:style-name="fr4" draw:name="Object71" text:anchor-type="as-char" svg:y="-0.1484in" svg:width="0.1992in" svg:height="0.2098in" draw:z-index="49"><draw:object xlink:href="./Object 71" xlink:type="simple" xlink:show="embed" xlink:actuate="onLoad"/><draw:image xlink:href="./ObjectReplacements/Object 71" xlink:type="simple" xlink:show="embed" xlink:actuate="onLoad"/><svg:desc>formula</svg:desc></draw:frame></text:span><text:span text:style-name="T53">die generalisierten Koordinaten. Die Anzahl </text:span><text:span text:style-name="T23">f</text:span><text:span text:style-name="T53"> der generalisierten Koordinaten entspricht der Systemordnung </text:span><text:span text:style-name="T23">n</text:span><text:span text:style-name="T53"> abzüglich der Anzahl der Zwangsbedingungen. Die Funktion </text:span><text:span text:style-name="T53"><draw:frame draw:style-name="fr4" draw:name="Object72" text:anchor-type="as-char" svg:y="-0.1484in" svg:width="0.698in" svg:height="0.1846in" draw:z-index="50"><draw:object xlink:href="./Object 72" xlink:type="simple" xlink:show="embed" xlink:actuate="onLoad"/><draw:image xlink:href="./ObjectReplacements/Object 72" xlink:type="simple" xlink:show="embed" xlink:actuate="onLoad"/><svg:desc>formula</svg:desc></draw:frame></text:span><text:span text:style-name="T53">heißt Lagrangefunktion, wobei</text:span><text:span text:style-name="T23"><draw:frame draw:style-name="fr4" draw:name="Object89" text:anchor-type="as-char" svg:y="-0.1484in" svg:width="0.1898in" svg:height="0.1846in" draw:z-index="52"><draw:object xlink:href="./Object 89" xlink:type="simple" xlink:show="embed" xlink:actuate="onLoad"/><draw:image xlink:href="./ObjectReplacements/Object 89" xlink:type="simple" xlink:show="embed" xlink:actuate="onLoad"/><svg:desc>formula</svg:desc></draw:frame></text:span><text:span text:style-name="T53">die Summe der kinetischen Energien und</text:span><text:span text:style-name="T53"><draw:frame draw:style-name="fr4" draw:name="Object90" text:anchor-type="as-char" svg:y="-0.1484in" svg:width="0.2047in" svg:height="0.1846in" draw:z-index="54"><draw:object xlink:href="./Object 90" xlink:type="simple" xlink:show="embed" xlink:actuate="onLoad"/><draw:image xlink:href="./ObjectReplacements/Object 90" xlink:type="simple" xlink:show="embed" xlink:actuate="onLoad"/></draw:frame></text:span><text:span text:style-name="T53">die Summe der potentiellen Energien des Systems darstellt.</text:span></text:p>
      <text:p text:style-name="P66">Zuerst müssen die Energiefunktionen<text:span text:style-name="T20"><draw:frame draw:style-name="fr4" draw:name="Object91" text:anchor-type="as-char" svg:y="-0.1484in" svg:width="0.2047in" svg:height="0.1846in" draw:z-index="55"><draw:object xlink:href="./Object 91" xlink:type="simple" xlink:show="embed" xlink:actuate="onLoad"/><draw:image xlink:href="./ObjectReplacements/Object 91" xlink:type="simple" xlink:show="embed" xlink:actuate="onLoad"/></draw:frame></text:span><text:span text:style-name="T36">und </text:span><draw:frame draw:style-name="fr4" draw:name="Object92" text:anchor-type="as-char" svg:y="-0.1484in" svg:width="0.1898in" svg:height="0.1846in" draw:z-index="65"><draw:object xlink:href="./Object 92" xlink:type="simple" xlink:show="embed" xlink:actuate="onLoad"/><draw:image xlink:href="./ObjectReplacements/Object 92" xlink:type="simple" xlink:show="embed" xlink:actuate="onLoad"/><svg:desc>formula</svg:desc></draw:frame>aufgestellt werden. Die gesamte potentielle Energie<draw:frame draw:style-name="fr4" draw:name="Object98" text:anchor-type="as-char" svg:y="-0.1484in" svg:width="0.2047in" svg:height="0.1846in" draw:z-index="67"><draw:object xlink:href="./Object 98" xlink:type="simple" xlink:show="embed" xlink:actuate="onLoad"/><draw:image xlink:href="./ObjectReplacements/Object 98" xlink:type="simple" xlink:show="embed" xlink:actuate="onLoad"/><svg:desc>formula</svg:desc></draw:frame>ergibt sich aus der potentiellen Energie<draw:frame draw:style-name="fr4" draw:name="Object93" text:anchor-type="as-char" svg:y="-0.1484in" svg:width="0.2866in" svg:height="0.2098in" draw:z-index="77"><draw:object xlink:href="./Object 93" xlink:type="simple" xlink:show="embed" xlink:actuate="onLoad"/><draw:image xlink:href="./ObjectReplacements/Object 93" xlink:type="simple" xlink:show="embed" xlink:actuate="onLoad"/><svg:desc>formula</svg:desc></draw:frame>der Kugel und dem durch die äußere Kraft<draw:frame draw:style-name="fr4" draw:name="Object94" text:anchor-type="as-char" svg:y="-0.1484in" svg:width="0.1992in" svg:height="0.1846in" draw:z-index="79"><draw:object xlink:href="./Object 94" xlink:type="simple" xlink:show="embed" xlink:actuate="onLoad"/><draw:image xlink:href="./ObjectReplacements/Object 94" xlink:type="simple" xlink:show="embed" xlink:actuate="onLoad"/><svg:desc>formula</svg:desc></draw:frame>hervorgerufenen Potential<draw:frame draw:style-name="fr4" draw:name="Object95" text:anchor-type="as-char" svg:y="-0.1484in" svg:width="0.2772in" svg:height="0.2098in" draw:z-index="82"><draw:object xlink:href="./Object 95" xlink:type="simple" xlink:show="embed" xlink:actuate="onLoad"/><draw:image xlink:href="./ObjectReplacements/Object 95" xlink:type="simple" xlink:show="embed" xlink:actuate="onLoad"/></draw:frame>.</text:p>
      <text:p text:style-name="P66">Aus Abbildung 1.1 erhält man durch Betrachtung des Kugelschwerpunkts die potentielle Energie der Kugel zu</text:p>
      <text:p text:style-name="P68"><draw:frame draw:style-name="fr4" draw:name="Object96" text:anchor-type="as-char" svg:y="-0.152in" svg:width="1.8409in" svg:height="0.2134in" draw:z-index="99"><draw:object xlink:href="./Object 96" xlink:type="simple" xlink:show="embed" xlink:actuate="onLoad"/><draw:image xlink:href="./ObjectReplacements/Object 96" xlink:type="simple" xlink:show="embed" xlink:actuate="onLoad"/><svg:desc>formula</svg:desc></draw:frame></text:p>
      <text:p text:style-name="P66">Mit dem Potential</text:p>
      <text:p text:style-name="P68"><draw:frame draw:style-name="fr4" draw:name="Object97" text:anchor-type="as-char" svg:y="-0.1484in" svg:width="1.0307in" svg:height="0.2098in" draw:z-index="100"><draw:object xlink:href="./Object 97" xlink:type="simple" xlink:show="embed" xlink:actuate="onLoad"/><draw:image xlink:href="./ObjectReplacements/Object 97" xlink:type="simple" xlink:show="embed" xlink:actuate="onLoad"/><svg:desc>formula</svg:desc></draw:frame></text:p>
      <text:p text:style-name="P66">erhält man schließlich</text:p>
      <text:p text:style-name="P68"><draw:frame draw:style-name="fr4" draw:name="Object99" text:anchor-type="as-char" svg:y="-0.152in" svg:width="3.148in" svg:height="0.2134in" draw:z-index="101"><draw:object xlink:href="./Object 99" xlink:type="simple" xlink:show="embed" xlink:actuate="onLoad"/><draw:image xlink:href="./ObjectReplacements/Object 99" xlink:type="simple" xlink:show="embed" xlink:actuate="onLoad"/><svg:desc>formula</svg:desc></draw:frame></text:p>
      <text:p text:style-name="P67">Die <text:span text:style-name="T55">kinetische Energie</text:span><text:span text:style-name="T55"><draw:frame draw:style-name="fr4" draw:name="Object100" text:anchor-type="as-char" svg:y="-0.1484in" svg:width="0.1898in" svg:height="0.1846in" draw:z-index="102"><draw:object xlink:href="./Object 100" xlink:type="simple" xlink:show="embed" xlink:actuate="onLoad"/><draw:image xlink:href="./ObjectReplacements/Object 100" xlink:type="simple" xlink:show="embed" xlink:actuate="onLoad"/><svg:desc>formula</svg:desc></draw:frame></text:span><text:span text:style-name="T55">des System setzt sich zusammen aus der kinetischen Energie</text:span><text:span text:style-name="T55"><draw:frame draw:style-name="fr4" draw:name="Object101" text:anchor-type="as-char" svg:y="-0.1484in" svg:width="0.2717in" svg:height="0.2098in" draw:z-index="103"><draw:object xlink:href="./Object 101" xlink:type="simple" xlink:show="embed" xlink:actuate="onLoad"/><draw:image xlink:href="./ObjectReplacements/Object 101" xlink:type="simple" xlink:show="embed" xlink:actuate="onLoad"/><svg:desc>formula</svg:desc></draw:frame></text:span><text:span text:style-name="T55">der Kugel und der kinetischen Energie</text:span><text:span text:style-name="T55"><draw:frame draw:style-name="fr4" draw:name="Object102" text:anchor-type="as-char" svg:y="-0.1484in" svg:width="0.2854in" svg:height="0.2098in" draw:z-index="105"><draw:object xlink:href="./Object 102" xlink:type="simple" xlink:show="embed" xlink:actuate="onLoad"/><draw:image xlink:href="./ObjectReplacements/Object 102" xlink:type="simple" xlink:show="embed" xlink:actuate="onLoad"/><svg:desc>formula</svg:desc></draw:frame></text:span><text:span text:style-name="T55">der Wippe, </text:span>erhält man</text:p>
      <text:p text:style-name="P69"><draw:frame draw:style-name="fr4" draw:name="Object103" text:anchor-type="as-char" svg:y="-0.2453in" svg:width="1.4516in" svg:height="0.3945in" draw:z-index="106"><draw:object xlink:href="./Object 103" xlink:type="simple" xlink:show="embed" xlink:actuate="onLoad"/><draw:image xlink:href="./ObjectReplacements/Object 103" xlink:type="simple" xlink:show="embed" xlink:actuate="onLoad"/><svg:desc>formula</svg:desc></draw:frame><text:span text:style-name="T55">und</text:span><text:span text:style-name="T55"><draw:frame draw:style-name="fr4" draw:name="Object104" text:anchor-type="as-char" svg:y="-0.2453in" svg:width="0.9528in" svg:height="0.3945in" draw:z-index="107"><draw:object xlink:href="./Object 104" xlink:type="simple" xlink:show="embed" xlink:actuate="onLoad"/><draw:image xlink:href="./ObjectReplacements/Object 104" xlink:type="simple" xlink:show="embed" xlink:actuate="onLoad"/><svg:desc>formula</svg:desc></draw:frame></text:span></text:p>
      <text:p text:style-name="P57">Dabei ist<text:span text:style-name="T56"><draw:frame draw:style-name="fr4" draw:name="Object105" text:anchor-type="as-char" svg:y="-0.1484in" svg:width="0.2244in" svg:height="0.2098in" draw:z-index="108"><draw:object xlink:href="./Object 105" xlink:type="simple" xlink:show="embed" xlink:actuate="onLoad"/><draw:image xlink:href="./ObjectReplacements/Object 105" xlink:type="simple" xlink:show="embed" xlink:actuate="onLoad"/><svg:desc>formula</svg:desc></draw:frame></text:span><text:span text:style-name="T56">die Schwerpunktsgeschwindigkeit der Kugel und </text:span><text:span text:style-name="T56"><draw:frame draw:style-name="fr4" draw:name="Object106" text:anchor-type="as-char" svg:y="-0.1484in" svg:width="0.2819in" svg:height="0.2098in" draw:z-index="109"><draw:object xlink:href="./Object 106" xlink:type="simple" xlink:show="embed" xlink:actuate="onLoad"/><draw:image xlink:href="./ObjectReplacements/Object 106" xlink:type="simple" xlink:show="embed" xlink:actuate="onLoad"/><svg:desc>formula</svg:desc></draw:frame></text:span><text:span text:style-name="T56">die Winkelgeschwindigkeit der Kugel: </text:span></text:p>
      <text:p text:style-name="P111"><draw:frame draw:style-name="fr4" draw:name="Object107" text:anchor-type="as-char" svg:y="-0.2689in" svg:width="5.361in" svg:height="0.4189in" draw:z-index="110"><draw:object xlink:href="./Object 107" xlink:type="simple" xlink:show="embed" xlink:actuate="onLoad"/><draw:image xlink:href="./ObjectReplacements/Object 107" xlink:type="simple" xlink:show="embed" xlink:actuate="onLoad"/><svg:desc>formula</svg:desc></draw:frame></text:p>
      <text:p text:style-name="P114">mit</text:p>
      <text:p text:style-name="P113"><text:soft-page-break/><draw:frame draw:style-name="fr4" draw:name="Object109" text:anchor-type="as-char" svg:y="-0.2453in" svg:width="0.7602in" svg:height="0.3945in" draw:z-index="112"><draw:object xlink:href="./Object 109" xlink:type="simple" xlink:show="embed" xlink:actuate="onLoad"/><draw:image xlink:href="./ObjectReplacements/Object 109" xlink:type="simple" xlink:show="embed" xlink:actuate="onLoad"/><svg:desc>formula</svg:desc></draw:frame></text:p>
      <text:p text:style-name="P112">Damit <text:span text:style-name="T57">ergibt sich schließlich</text:span></text:p>
      <text:p text:style-name="P69"><draw:frame draw:style-name="fr4" draw:name="Object108" text:anchor-type="as-char" svg:y="-0.2689in" svg:width="3.9602in" svg:height="0.4189in" draw:z-index="111"><draw:object xlink:href="./Object 108" xlink:type="simple" xlink:show="embed" xlink:actuate="onLoad"/><draw:image xlink:href="./ObjectReplacements/Object 108" xlink:type="simple" xlink:show="embed" xlink:actuate="onLoad"/><svg:desc>formula</svg:desc></draw:frame></text:p>
      <text:p text:style-name="P117">Nach dem Einsetzen <text:span text:style-name="T58">erhält man </text:span>die zwei Bewegungsgleichungen des Systems:</text:p>
      <text:p text:style-name="P118"><draw:frame draw:style-name="fr4" draw:name="Object110" text:anchor-type="as-char" svg:y="-0.2693in" svg:width="3.0193in" svg:height="0.4429in" draw:z-index="113"><draw:object xlink:href="./Object 110" xlink:type="simple" xlink:show="embed" xlink:actuate="onLoad"/><draw:image xlink:href="./ObjectReplacements/Object 110" xlink:type="simple" xlink:show="embed" xlink:actuate="onLoad"/><svg:desc>formula</svg:desc></draw:frame></text:p>
      <text:p text:style-name="P118"><draw:frame draw:style-name="fr4" draw:name="Object111" text:anchor-type="as-char" svg:y="-0.2453in" svg:width="5.5028in" svg:height="0.3945in" draw:z-index="114"><draw:object xlink:href="./Object 111" xlink:type="simple" xlink:show="embed" xlink:actuate="onLoad"/><draw:image xlink:href="./ObjectReplacements/Object 111" xlink:type="simple" xlink:show="embed" xlink:actuate="onLoad"/><svg:desc>formula</svg:desc></draw:frame></text:p>
      <text:p text:style-name="P117">Dann kann man die Gleichungen nach<draw:frame draw:style-name="fr4" draw:name="Object112" text:anchor-type="as-char" svg:y="-0.1484in" svg:width="0.1701in" svg:height="0.1846in" draw:z-index="115"><draw:object xlink:href="./Object 112" xlink:type="simple" xlink:show="embed" xlink:actuate="onLoad"/><draw:image xlink:href="./ObjectReplacements/Object 112" xlink:type="simple" xlink:show="embed" xlink:actuate="onLoad"/><svg:desc>formula</svg:desc></draw:frame>bzw.<draw:frame draw:style-name="fr4" draw:name="Object113" text:anchor-type="as-char" svg:y="-0.1484in" svg:width="0.1783in" svg:height="0.1846in" draw:z-index="116"><draw:object xlink:href="./Object 113" xlink:type="simple" xlink:show="embed" xlink:actuate="onLoad"/><draw:image xlink:href="./ObjectReplacements/Object 113" xlink:type="simple" xlink:show="embed" xlink:actuate="onLoad"/><svg:desc>formula</svg:desc></draw:frame>auflösen:</text:p>
      <text:p text:style-name="P118"><draw:frame draw:style-name="fr4" draw:name="Object114" text:anchor-type="as-char" svg:y="-0.2937in" svg:width="2.6307in" svg:height="0.4925in" draw:z-index="117"><draw:object xlink:href="./Object 114" xlink:type="simple" xlink:show="embed" xlink:actuate="onLoad"/><draw:image xlink:href="./ObjectReplacements/Object 114" xlink:type="simple" xlink:show="embed" xlink:actuate="onLoad"/><svg:desc>formula</svg:desc></draw:frame></text:p>
      <text:p text:style-name="P118"><draw:frame draw:style-name="fr4" draw:name="Object115" text:anchor-type="as-char" svg:y="-0.2937in" svg:width="6.0689in" svg:height="0.4925in" draw:z-index="118"><draw:object xlink:href="./Object 115" xlink:type="simple" xlink:show="embed" xlink:actuate="onLoad"/><draw:image xlink:href="./ObjectReplacements/Object 115" xlink:type="simple" xlink:show="embed" xlink:actuate="onLoad"/><svg:desc>formula</svg:desc></draw:frame></text:p>
      <text:p text:style-name="P119">Die Kraft<draw:frame draw:style-name="fr4" draw:name="Object116" text:anchor-type="as-char" svg:y="-0.1484in" svg:width="0.1992in" svg:height="0.1846in" draw:z-index="119"><draw:object xlink:href="./Object 116" xlink:type="simple" xlink:show="embed" xlink:actuate="onLoad"/><draw:image xlink:href="./ObjectReplacements/Object 116" xlink:type="simple" xlink:show="embed" xlink:actuate="onLoad"/><svg:desc>formula</svg:desc></draw:frame>der Gleichstrommaschine ist durch der Ankerspannung bestimmt:</text:p>
      <text:p text:style-name="P120"><draw:frame draw:style-name="fr4" draw:name="Object117" text:anchor-type="as-char" svg:y="-0.2937in" svg:width="1.6772in" svg:height="0.4925in" draw:z-index="120"><draw:object xlink:href="./Object 117" xlink:type="simple" xlink:show="embed" xlink:actuate="onLoad"/><draw:image xlink:href="./ObjectReplacements/Object 117" xlink:type="simple" xlink:show="embed" xlink:actuate="onLoad"/><svg:desc>formula</svg:desc></draw:frame></text:p>
      <text:p text:style-name="P99">2.1 Methoden zur Zustandsbeobachtung</text:p>
      <text:p text:style-name="P40">2.1.1 Numerische Differentiation</text:p>
      <text:p text:style-name="P41">Eine Wenige rechenintensive Methode zur Bestimmung nicht messbarer Zustandsgrößen ist die numerische Differentiation. Sie kann unter der Voraussetzu<text:span text:style-name="T47">n</text:span>g, dass die nicht messbaren Zustandsgrößen die Ableitung messbarer Größen sind, angewandt werden. </text:p>
      <text:p text:style-name="P41">Aus der Messgröße <draw:frame draw:style-name="fr4"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41"><text:s text:c="53"/><draw:frame draw:style-name="fr4"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41"><text:s text:c="53"/><draw:frame draw:style-name="fr4"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41">Zur Realisierung auf einem Rechner muss diese zeitdiskretisiert und in einer Differenzgleichung dargestellt werde. Probleme können hierbei bei großen Abtastzeiten durch Quantisierung und durch Rauscheinflüsse entstehen.</text:p>
      <text:p text:style-name="P41">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41"><text:soft-page-break/><text:s text:c="50"/><draw:frame draw:style-name="fr4"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42">zusammengefasst wird. Aus der Forderung, dass bei Aufschaltung einer Rampe der Steigung m auch der Ausgang des Übertragungsgliedes den Wert m annehmen soll, erhält man mit dem Grenzwertsatz der Laplace-Transformation</text:p>
      <text:p text:style-name="P42"><text:s text:c="44"/><draw:frame draw:style-name="fr4"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42">die Bedingung <draw:frame draw:style-name="fr4"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4"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34">2.1.2 Lineares Kalmanfilter</text:p>
      <text:p text:style-name="P43">Im vergleich zu einem Luenberger Beobachter ist ein Kalmanfilter besser, wenn das betrachtet system zusätzlich von Rauschsignalen beeinflusst. Der Vorteil des Kalmanfilters </text:p>
      <text:p text:style-name="P43">gegenüber dem Luenberger-Beobachter ist die Einbeziehung von zusätzlichen Informationen über den Prozess und die Messgrößen, wie die Modellungenauigkeit oder die Qualität der Sensordaten. </text:p>
      <text:p text:style-name="P43">Das Kalmanfilter basiert auf einem zeitdiskreten, linearen Systemmodell</text:p>
      <text:p text:style-name="P43"><text:s text:c="39"/><draw:frame draw:style-name="fr4"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43"><text:s text:c="54"/><draw:frame draw:style-name="fr4"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44">Dabei bezeichnet <draw:frame draw:style-name="fr4"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4"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35">Prädiktionsschritt:</text:p>
      <text:p text:style-name="P35"><text:s text:c="41"/><draw:frame draw:style-name="fr4"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35"><text:s text:c="37"/><draw:frame draw:style-name="fr4"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36">Verstärkungsmatrix:</text:p>
      <text:p text:style-name="P36"><text:s text:c="37"/><draw:frame draw:style-name="fr4"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7">Filterschritt:</text:p>
      <text:p text:style-name="P37"><text:s text:c="37"/><draw:frame draw:style-name="fr4"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7"><text:s text:c="46"/><draw:frame draw:style-name="fr4"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45">Die Matrix<draw:frame draw:style-name="fr4"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text:soft-page-break/>Modellungenauigkeiten abbilden zu können. Die Matrix<draw:frame draw:style-name="fr4"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45"><text:s text:c="52"/><draw:frame draw:style-name="fr4"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45"><text:s text:c="31"/><draw:frame draw:style-name="fr4"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8">2.1.3 Sigmapunkt-Kalmanfilter</text:p>
      <text:p text:style-name="P47">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47">Problematisch sind hierbei vor allem der Aufwand für die Linearisierung und <text:span text:style-name="T38">die mangelnde Güte der Schätzung. Um diese Problematik zu überwinden, entstanden die sogenannten </text:span><text:span text:style-name="T21">Sigmapunkt Kalmanfilter. </text:span><text:span text:style-name="T37">Sie basieren nicht auf einer Linearisierung, sondern verwenden direkt ein nichtlineares Systemmodell der Form</text:span></text:p>
      <text:p text:style-name="P47"><text:span text:style-name="T37"><text:s text:c="40"/></text:span><text:span text:style-name="T37"><draw:frame draw:style-name="fr4" draw:name="Object32" text:anchor-type="as-char" svg:y="-0.152in" svg:width="2.5346in" svg:height="0.1992in" draw:z-index="56"><draw:object xlink:href="./Object 32" xlink:type="simple" xlink:show="embed" xlink:actuate="onLoad"/><draw:image xlink:href="./ObjectReplacements/Object 32" xlink:type="simple" xlink:show="embed" xlink:actuate="onLoad"/></draw:frame></text:span></text:p>
      <text:p text:style-name="P47"><text:span text:style-name="T37"><text:s text:c="50"/></text:span><text:span text:style-name="T37"><draw:frame draw:style-name="fr4" draw:name="Object33" text:anchor-type="as-char" svg:y="-0.152in" svg:width="1.5457in" svg:height="0.1992in" draw:z-index="57"><draw:object xlink:href="./Object 33" xlink:type="simple" xlink:show="embed" xlink:actuate="onLoad"/><draw:image xlink:href="./ObjectReplacements/Object 33" xlink:type="simple" xlink:show="embed" xlink:actuate="onLoad"/></draw:frame></text:span></text:p>
      <text:p text:style-name="P48">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8">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9">Prinzip des Sigmapunkt-Kalmanfilters</text:p>
      <text:p text:style-name="P49">Die nichtlineare Funktion wird durch eine Lineare Regression linearisiert, statt durch eine Taylor-Entwicklung um einer einzelnen Punkt. Die lineare Regression benutzt punkten <text:span text:style-name="T39">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50"><text:soft-page-break/>Wir haben jetzt <draw:frame draw:style-name="fr4" draw:name="Object34" text:anchor-type="as-char" svg:y="-0.1484in" svg:width="0.1543in" svg:height="0.1839in" draw:z-index="58"><draw:object xlink:href="./Object 34" xlink:type="simple" xlink:show="embed" xlink:actuate="onLoad"/><draw:image xlink:href="./ObjectReplacements/Object 34" xlink:type="simple" xlink:show="embed" xlink:actuate="onLoad"/></draw:frame><text:span text:style-name="T40">Sigma</text:span>punkten<draw:frame draw:style-name="fr4" draw:name="Object41" text:anchor-type="as-char" svg:y="-0.1484in" svg:width="0.2543in" svg:height="0.2098in" draw:z-index="59"><draw:object xlink:href="./Object 41" xlink:type="simple" xlink:show="embed" xlink:actuate="onLoad"/><draw:image xlink:href="./ObjectReplacements/Object 41" xlink:type="simple" xlink:show="embed" xlink:actuate="onLoad"/><svg:desc>formula</svg:desc></draw:frame><text:span text:style-name="T40">mit</text:span></text:p>
      <text:p text:style-name="P50"><text:s text:c="57"/><draw:frame draw:style-name="fr4" draw:name="Object35" text:anchor-type="as-char" svg:y="-0.2811in" svg:width="0.8898in" svg:height="0.4492in" draw:z-index="61"><draw:object xlink:href="./Object 35" xlink:type="simple" xlink:show="embed" xlink:actuate="onLoad"/><draw:image xlink:href="./ObjectReplacements/Object 35" xlink:type="simple" xlink:show="embed" xlink:actuate="onLoad"/></draw:frame></text:p>
      <text:p text:style-name="P51">mit</text:p>
      <text:p text:style-name="P51"><text:s text:c="58"/><draw:frame draw:style-name="fr4" draw:name="Object36" text:anchor-type="as-char" svg:y="-0.152in" svg:width="0.7728in" svg:height="0.2134in" draw:z-index="62"><draw:object xlink:href="./Object 36" xlink:type="simple" xlink:show="embed" xlink:actuate="onLoad"/><draw:image xlink:href="./ObjectReplacements/Object 36" xlink:type="simple" xlink:show="embed" xlink:actuate="onLoad"/></draw:frame></text:p>
      <text:p text:style-name="P51"><draw:frame draw:style-name="fr4" draw:name="Object37" text:anchor-type="as-char" svg:y="-0.1484in" svg:width="0.2465in" svg:height="0.2098in" draw:z-index="63"><draw:object xlink:href="./Object 37" xlink:type="simple" xlink:show="embed" xlink:actuate="onLoad"/><draw:image xlink:href="./ObjectReplacements/Object 37" xlink:type="simple" xlink:show="embed" xlink:actuate="onLoad"/></draw:frame>ist Regressionsgewichtung mit</text:p>
      <text:p text:style-name="P51"><text:s text:c="58"/><draw:frame draw:style-name="fr4" draw:name="Object38" text:anchor-type="as-char" svg:y="-0.1701in" svg:width="0.6925in" svg:height="0.2311in" draw:z-index="64"><draw:object xlink:href="./Object 38" xlink:type="simple" xlink:show="embed" xlink:actuate="onLoad"/><draw:image xlink:href="./ObjectReplacements/Object 38" xlink:type="simple" xlink:show="embed" xlink:actuate="onLoad"/></draw:frame></text:p>
      <text:p text:style-name="P51">Das Ziel ist, eine Lineare Regression <draw:frame draw:style-name="fr4" draw:name="Object39" text:anchor-type="as-char" svg:y="-0.1484in" svg:width="0.7626in" svg:height="0.1839in" draw:z-index="66"><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51">Kostenfunktion</text:p>
      <text:p text:style-name="P51"><text:s text:c="40"/><draw:frame draw:style-name="fr4" draw:name="Object40" text:anchor-type="as-char" svg:y="-0.172in" svg:width="2.6937in" svg:height="0.2335in" draw:z-index="68"><draw:object xlink:href="./Object 40" xlink:type="simple" xlink:show="embed" xlink:actuate="onLoad"/><draw:image xlink:href="./ObjectReplacements/Object 40" xlink:type="simple" xlink:show="embed" xlink:actuate="onLoad"/></draw:frame></text:p>
      <text:p text:style-name="P49"/>
      <text:p text:style-name="P77">Unterschiedlich<text:span text:style-name="T40">e Sigmapunkt-Kalmanfilters besitzen unterschiedliche Sigmapunkten und Regressionsgewichtungen. In dem Versuch wird das Zentraldifferenzenfilter(CDKF) benutzt.</text:span></text:p>
      <text:p text:style-name="P79">2.1.4<text:span text:style-name="T41"> </text:span>Zentraldifferenzenfilter(CDKF)</text:p>
      <text:p text:style-name="P78">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6">Im [2] wird gezeigt, dass das CDKF auch als Sigmapunkt-Kalmanfilter aufgefasst werden kann. Der einzige Entwurfsparameter</text:span><text:span text:style-name="T46"><draw:frame draw:style-name="fr4" draw:name="Object42" text:anchor-type="as-char" svg:y="-0.1484in" svg:width="0.1661in" svg:height="0.1839in" draw:z-index="71"><draw:object xlink:href="./Object 42" xlink:type="simple" xlink:show="embed" xlink:actuate="onLoad"/><draw:image xlink:href="./ObjectReplacements/Object 42" xlink:type="simple" xlink:show="embed" xlink:actuate="onLoad"/></draw:frame></text:span><text:span text:style-name="T46">aus der Bildung des Differenzquotienten stammt. Für Gaußsche Verteilung ist </text:span><text:span text:style-name="T46"><draw:frame draw:style-name="fr4" draw:name="Object43" text:anchor-type="as-char" svg:y="-0.1634in" svg:width="0.4925in" svg:height="0.1984in" draw:z-index="104"><draw:object xlink:href="./Object 43" xlink:type="simple" xlink:show="embed" xlink:actuate="onLoad"/><draw:image xlink:href="./ObjectReplacements/Object 43" xlink:type="simple" xlink:show="embed" xlink:actuate="onLoad"/></draw:frame></text:span><text:span text:style-name="T46">optimal. [1] Andere Sigmapunkt-Kalmanfilter weisen demgegenüber mehrere Entwurfsparameter auf, was ihren Parmetrierungsaufwand erhöht. </text:span></text:p>
      <text:p text:style-name="P81"/>
      <text:p text:style-name="Title"><text:span text:style-name="T10">3</text:span>. Aufgaben</text:p>
      <text:p text:style-name="Title2">Aufgabe 1: Verfahren der Zeitdiskretisierung</text:p>
      <text:p text:style-name="P46">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text:soft-page-break/>Verfahren vorgestellt.</text:p>
      <text:p text:style-name="P46">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46">2. Nennen Sie drei Verfahren um aus einem gegebenen zeitkontinuierlichen Zustandsraummodell die Transitionsmatrix<draw:frame draw:style-name="fr4"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Title2">Aufgabe <text:span text:style-name="T24">2</text:span>: <text:span text:style-name="T26">Numerische Differentiation</text:span></text:p>
      <text:p text:style-name="P59"><text:span text:style-name="T29">Zur Bestimmung der Kugelgeschwindigkeit sowie der Winkelgeschwindigkeit im Rechner muss das Übertragungsglied aus Gleichung 2.2 zeitdiskretisiert werden. Bestimmen Sie die dazu notwendigen Differenzengleichungen in Abhängigkeit des Parameters </text:span><text:span text:style-name="T34">a </text:span><text:span text:style-name="T29">sowie der Abtastzeit </text:span><text:span text:style-name="T34">T </text:span><text:span text:style-name="T29">durch die Anwendung eines Verfahrens Ihrer Wahl.</text:span></text:p>
      <text:p text:style-name="P60"><text:span text:style-name="T29">A</text:span><text:span text:style-name="T28">ntwort:</text:span></text:p>
      <text:p text:style-name="P60"><text:span text:style-name="T28">Übertragungsglied: </text:span><text:span text:style-name="T28"><draw:frame draw:style-name="fr4" draw:name="Object44" text:anchor-type="as-char" svg:y="-0.2437in" svg:width="0.8602in" svg:height="0.3929in" draw:z-index="69"><draw:object xlink:href="./Object 44" xlink:type="simple" xlink:show="embed" xlink:actuate="onLoad"/><draw:image xlink:href="./ObjectReplacements/Object 44" xlink:type="simple" xlink:show="embed" xlink:actuate="onLoad"/></draw:frame></text:span><text:span text:style-name="T28">, um den Prozess zu diskretiesieren brauchen wir hier ein </text:span><text:span text:style-name="T33">Sample and hold</text:span><text:span text:style-name="T28"> Glied </text:span><text:span text:style-name="T28"><draw:frame draw:style-name="fr4" draw:name="Object45" text:anchor-type="as-char" svg:y="-0.2681in" svg:width="0.5756in" svg:height="0.4165in" draw:z-index="70"><draw:object xlink:href="./Object 45" xlink:type="simple" xlink:show="embed" xlink:actuate="onLoad"/><draw:image xlink:href="./ObjectReplacements/Object 45" xlink:type="simple" xlink:show="embed" xlink:actuate="onLoad"/></draw:frame></text:span><text:span text:style-name="T28">, dann erhalten wir das gesamte Übertragungsglied.</text:span></text:p>
      <text:p text:style-name="P60"><text:span text:style-name="T28"><text:s text:c="53"/></text:span><text:span text:style-name="T28"><draw:frame draw:style-name="fr4" draw:name="Object46" text:anchor-type="as-char" svg:y="-0.2689in" svg:width="1.3752in" svg:height="0.4189in" draw:z-index="72"><draw:object xlink:href="./Object 46" xlink:type="simple" xlink:show="embed" xlink:actuate="onLoad"/><draw:image xlink:href="./ObjectReplacements/Object 46" xlink:type="simple" xlink:show="embed" xlink:actuate="onLoad"/><svg:desc>formula</svg:desc></draw:frame></text:span></text:p>
      <text:p text:style-name="P52">Durch Z-Transformation erhalten wir,</text:p>
      <text:p text:style-name="P61"><text:span text:style-name="T28"><text:s text:c="52"/></text:span><text:span text:style-name="T28"><draw:frame draw:style-name="fr4" draw:name="Object47" text:anchor-type="as-char" svg:y="-0.4457in" svg:width="1.5126in" svg:height="0.8335in" draw:z-index="73"><draw:object xlink:href="./Object 47" xlink:type="simple" xlink:show="embed" xlink:actuate="onLoad"/><draw:image xlink:href="./ObjectReplacements/Object 47" xlink:type="simple" xlink:show="embed" xlink:actuate="onLoad"/></draw:frame></text:span></text:p>
      <text:p text:style-name="P53">Durch z-Rücktransformation erhalten wir,</text:p>
      <text:p text:style-name="P61"><text:span text:style-name="T30"><text:s text:c="38"/></text:span><text:span text:style-name="T30"><draw:frame draw:style-name="fr4" draw:name="Object48" text:anchor-type="as-char" svg:y="-0.172in" svg:width="2.6472in" svg:height="0.2201in" draw:z-index="74"><draw:object xlink:href="./Object 48" xlink:type="simple" xlink:show="embed" xlink:actuate="onLoad"/><draw:image xlink:href="./ObjectReplacements/Object 48" xlink:type="simple" xlink:show="embed" xlink:actuate="onLoad"/></draw:frame></text:span></text:p>
      <text:p text:style-name="Title2">Aufgabe 3: Störmodelle</text:p>
      <text:p text:style-name="P53">Zur Verbesserung der Regelung durch eine Störgrößenaufschaltung müssen die Haf- und Gleitreibung mithilfe eines erweiterten Streckenmodells geschätzt werden. Die Reibungs-einflüsse sollen dabei als konstant, also ohne eigene Dynamik, angenommen werden.</text:p>
      <text:p text:style-name="P54">1. Stellen Sie ein zeitkontinuierliches Störmodell für die Reibung auf.</text:p>
      <text:p text:style-name="P54">2. Fassen Sie Ihr Reibungsmodell mit dem linearisierten Modell zu einem erweiterten Steckmodell zusammen.</text:p>
      <text:p text:style-name="P54">3. Überlegen Sie, wie das nichtlineare Zustandsraummodell zur Berücksichtigung der Reibung erweitert werden muss.</text:p>
      <text:p text:style-name="P54">Antwort:</text:p>
      <text:p text:style-name="P61"><text:soft-page-break/><text:span text:style-name="T31">1. </text:span><text:span text:style-name="T31"><draw:frame draw:style-name="fr4" draw:name="Object49" text:anchor-type="as-char" svg:y="-0.1484in" svg:width="0.8811in" svg:height="0.2098in" draw:z-index="75"><draw:object xlink:href="./Object 49" xlink:type="simple" xlink:show="embed" xlink:actuate="onLoad"/><draw:image xlink:href="./ObjectReplacements/Object 49" xlink:type="simple" xlink:show="embed" xlink:actuate="onLoad"/></draw:frame></text:span></text:p>
      <text:p text:style-name="P61"><text:span text:style-name="T31">2. <text:s text:c="16"/></text:span><text:span text:style-name="T31"><draw:frame draw:style-name="fr4" draw:name="Object50" text:anchor-type="as-char" svg:y="-0.6516in" svg:width="4.7035in" svg:height="1.2299in" draw:z-index="76"><draw:object xlink:href="./Object 50" xlink:type="simple" xlink:show="embed" xlink:actuate="onLoad"/><draw:image xlink:href="./ObjectReplacements/Object 50" xlink:type="simple" xlink:show="embed" xlink:actuate="onLoad"/></draw:frame></text:span></text:p>
      <text:p text:style-name="P55">3. Die Reibungskraft soll jetzt in die nichtlineare Funktion eigefügt werden.</text:p>
      <text:p text:style-name="P61"><text:span text:style-name="T32"><text:s text:c="53"/></text:span><text:span text:style-name="T32"><draw:frame draw:style-name="fr4" draw:name="Object51" text:anchor-type="as-char" svg:y="-0.5319in" svg:width="1.1043in" svg:height="0.9917in" draw:z-index="78"><draw:object xlink:href="./Object 51" xlink:type="simple" xlink:show="embed" xlink:actuate="onLoad"/><draw:image xlink:href="./ObjectReplacements/Object 51" xlink:type="simple" xlink:show="embed" xlink:actuate="onLoad"/></draw:frame></text:span></text:p>
      <text:p text:style-name="Title2"><text:soft-page-break/>Aufgabe <text:span text:style-name="T26">4</text:span>: <text:span text:style-name="T26">Zeitdiskretisierung des Zustandsraummodells</text:span></text:p>
      <text:p text:style-name="P86">Berechnen Sie eine zeitdiskrete Darstellung des ursprünglichen linearisierten und des um die Störgröße erweiterten Wippenmodells aus Aufgabe 3 unter Verwendung einer Methode Ihrer Wahl. Nehmen Sie eine Abtastzeit von <draw:frame draw:style-name="fr4" draw:name="Object52" text:anchor-type="as-char" svg:y="-0.1484in" svg:width="0.7047in" svg:height="0.1839in" draw:z-index="80"><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0">Matlab.</text:span></text:p>
      <text:p text:style-name="P88">Antwort:</text:p>
      <text:p text:style-name="P93">Ursprüngliches Modell</text:p>
      <text:p text:style-name="P86"><text:span text:style-name="T20"><text:s text:c="22"/></text:span><text:span text:style-name="T20"><draw:frame draw:style-name="fr4" draw:name="Object53" text:anchor-type="as-char" svg:y="-0.5307in" svg:width="4.0744in" svg:height="0.9882in" draw:z-index="81"><draw:object xlink:href="./Object 53" xlink:type="simple" xlink:show="embed" xlink:actuate="onLoad"/><draw:image xlink:href="./ObjectReplacements/Object 53" xlink:type="simple" xlink:show="embed" xlink:actuate="onLoad"/><svg:desc>formula</svg:desc></draw:frame></text:span></text:p>
      <text:p text:style-name="P89">Mit<draw:frame draw:style-name="fr4" draw:name="Object54" text:anchor-type="as-char" svg:y="-0.1484in" svg:width="0.7047in" svg:height="0.1839in" draw:z-index="83"><draw:object xlink:href="./Object 54" xlink:type="simple" xlink:show="embed" xlink:actuate="onLoad"/><draw:image xlink:href="./ObjectReplacements/Object 54" xlink:type="simple" xlink:show="embed" xlink:actuate="onLoad"/><svg:desc>formula</svg:desc></draw:frame>, benutzen wir den Befehl <text:span text:style-name="T20">expm(0.05*A) </text:span>im<text:span text:style-name="T20"> Matlab, </text:span><text:span text:style-name="T50">erhalten wir</text:span></text:p>
      <text:p text:style-name="P89"><text:s text:c="34"/><draw:frame draw:style-name="fr4" draw:name="Object55" text:anchor-type="as-char" svg:y="-0.4854in" svg:width="2.8807in" svg:height="0.872in" draw:z-index="84"><draw:object xlink:href="./Object 55" xlink:type="simple" xlink:show="embed" xlink:actuate="onLoad"/><draw:image xlink:href="./ObjectReplacements/Object 55" xlink:type="simple" xlink:show="embed" xlink:actuate="onLoad"/><svg:desc>formula</svg:desc></draw:frame></text:p>
      <text:p text:style-name="P90">Berechnen wir jetzt <draw:frame draw:style-name="fr4" draw:name="Object56" text:anchor-type="as-char" svg:y="-0.1484in" svg:width="0.2256in" svg:height="0.1839in" draw:z-index="85"><draw:object xlink:href="./Object 56" xlink:type="simple" xlink:show="embed" xlink:actuate="onLoad"/><draw:image xlink:href="./ObjectReplacements/Object 56" xlink:type="simple" xlink:show="embed" xlink:actuate="onLoad"/><svg:desc>formula</svg:desc></draw:frame>durch <draw:frame draw:style-name="fr4" draw:name="Object57" text:anchor-type="as-char" svg:y="-0.2925in" svg:width="1.178in" svg:height="0.472in" draw:z-index="86"><draw:object xlink:href="./Object 57" xlink:type="simple" xlink:show="embed" xlink:actuate="onLoad"/><draw:image xlink:href="./ObjectReplacements/Object 57" xlink:type="simple" xlink:show="embed" xlink:actuate="onLoad"/><svg:desc>formula</svg:desc></draw:frame></text:p>
      <text:p text:style-name="P90">Aber mit <text:span text:style-name="T20">Matlab </text:span>ist die Berechnung von <draw:frame draw:style-name="fr4" draw:name="Object58" text:anchor-type="as-char" svg:y="-0.152in" svg:width="0.4374in" svg:height="0.2008in" draw:z-index="87"><draw:object xlink:href="./Object 58" xlink:type="simple" xlink:show="embed" xlink:actuate="onLoad"/><draw:image xlink:href="./ObjectReplacements/Object 58" xlink:type="simple" xlink:show="embed" xlink:actuate="onLoad"/><svg:desc>formula</svg:desc></draw:frame><text:span text:style-name="T51">mit syms v sehr langsam. Deshalb machen wir zum erstens eine Zerlegung von Matrix A. </text:span><text:span text:style-name="T51"><draw:frame draw:style-name="fr4" draw:name="Object59" text:anchor-type="as-char" svg:y="-0.172in" svg:width="0.8909in" svg:height="0.2083in" draw:z-index="88"><draw:object xlink:href="./Object 59" xlink:type="simple" xlink:show="embed" xlink:actuate="onLoad"/><draw:image xlink:href="./ObjectReplacements/Object 59" xlink:type="simple" xlink:show="embed" xlink:actuate="onLoad"/><svg:desc>formula</svg:desc></draw:frame></text:span></text:p>
      <text:p text:style-name="P91">Mit</text:p>
      <text:p text:style-name="P91"><text:s text:c="22"/><draw:frame draw:style-name="fr4" draw:name="Object60" text:anchor-type="as-char" svg:y="-0.4854in" svg:width="4.1783in" svg:height="0.872in" draw:z-index="89"><draw:object xlink:href="./Object 60" xlink:type="simple" xlink:show="embed" xlink:actuate="onLoad"/><draw:image xlink:href="./ObjectReplacements/Object 60" xlink:type="simple" xlink:show="embed" xlink:actuate="onLoad"/><svg:desc>formula</svg:desc></draw:frame></text:p>
      <text:p text:style-name="P91"><text:s text:c="20"/><draw:frame draw:style-name="fr4" draw:name="Object61" text:anchor-type="as-char" svg:y="-0.4854in" svg:width="4.3339in" svg:height="0.872in" draw:z-index="90"><draw:object xlink:href="./Object 61" xlink:type="simple" xlink:show="embed" xlink:actuate="onLoad"/><draw:image xlink:href="./ObjectReplacements/Object 61" xlink:type="simple" xlink:show="embed" xlink:actuate="onLoad"/><svg:desc>formula</svg:desc></draw:frame></text:p>
      <text:p text:style-name="P92">Nach der Zerlegung erhalten wir<draw:frame draw:style-name="fr4" draw:name="Object62" text:anchor-type="as-char" svg:y="-0.2925in" svg:width="1.4563in" svg:height="0.472in" draw:z-index="91"><draw:object xlink:href="./Object 62" xlink:type="simple" xlink:show="embed" xlink:actuate="onLoad"/><draw:image xlink:href="./ObjectReplacements/Object 62" xlink:type="simple" xlink:show="embed" xlink:actuate="onLoad"/><svg:desc>formula</svg:desc></draw:frame></text:p>
      <text:p text:style-name="P92"><text:s text:c="53"/><draw:frame draw:style-name="fr4" draw:name="Object63" text:anchor-type="as-char" svg:y="-0.4854in" svg:width="1.0602in" svg:height="0.872in" draw:z-index="92"><draw:object xlink:href="./Object 63" xlink:type="simple" xlink:show="embed" xlink:actuate="onLoad"/><draw:image xlink:href="./ObjectReplacements/Object 63" xlink:type="simple" xlink:show="embed" xlink:actuate="onLoad"/><svg:desc>formula</svg:desc></draw:frame></text:p>
      <text:p text:style-name="P92">Mit Befehl c2d erhalten wir die Gleiche <draw:frame draw:style-name="fr4" draw:name="Object64" text:anchor-type="as-char" svg:y="-0.1181in" svg:width="0.211in" svg:height="0.1398in" draw:z-index="93"><draw:object xlink:href="./Object 64" xlink:type="simple" xlink:show="embed" xlink:actuate="onLoad"/><draw:image xlink:href="./ObjectReplacements/Object 64" xlink:type="simple" xlink:show="embed" xlink:actuate="onLoad"/><svg:desc>formula</svg:desc></draw:frame>Matrix, aber </text:p>
      <text:p text:style-name="P94"><text:s text:c="53"/><draw:frame draw:style-name="fr4" draw:name="Object65" text:anchor-type="as-char" svg:y="-0.4882in" svg:width="1.061in" svg:height="0.878in" draw:z-index="94"><draw:object xlink:href="./Object 65" xlink:type="simple" xlink:show="embed" xlink:actuate="onLoad"/><draw:image xlink:href="./ObjectReplacements/Object 65" xlink:type="simple" xlink:show="embed" xlink:actuate="onLoad"/><svg:desc>formula</svg:desc></draw:frame></text:p>
      <text:p text:style-name="P95"><text:soft-page-break/>Erweitertes Modell</text:p>
      <text:p text:style-name="P87">Mit der gleichen Methode erhalten wir </text:p>
      <text:p text:style-name="P87"><text:s text:c="34"/><draw:frame draw:style-name="fr4" draw:name="Object66" text:anchor-type="as-char" svg:y="-0.598in" svg:width="3.6134in" svg:height="1.098in" draw:z-index="95"><draw:object xlink:href="./Object 66" xlink:type="simple" xlink:show="embed" xlink:actuate="onLoad"/><draw:image xlink:href="./ObjectReplacements/Object 66" xlink:type="simple" xlink:show="embed" xlink:actuate="onLoad"/><svg:desc>formula</svg:desc></draw:frame></text:p>
      <text:p text:style-name="P87"><text:s text:c="52"/><draw:frame draw:style-name="fr4" draw:name="Object67" text:anchor-type="as-char" svg:y="-0.598in" svg:width="1.061in" svg:height="1.098in" draw:z-index="96"><draw:object xlink:href="./Object 67" xlink:type="simple" xlink:show="embed" xlink:actuate="onLoad"/><draw:image xlink:href="./ObjectReplacements/Object 67" xlink:type="simple" xlink:show="embed" xlink:actuate="onLoad"/><svg:desc>formula</svg:desc></draw:frame></text:p>
      <text:p text:style-name="P85">Mit c2d erhalten wir die gleiche <draw:frame draw:style-name="fr4" draw:name="Object68" text:anchor-type="as-char" svg:y="-0.1181in" svg:width="0.211in" svg:height="0.1398in" draw:z-index="97"><draw:object xlink:href="./Object 68" xlink:type="simple" xlink:show="embed" xlink:actuate="onLoad"/><draw:image xlink:href="./ObjectReplacements/Object 68" xlink:type="simple" xlink:show="embed" xlink:actuate="onLoad"/><svg:desc>formula</svg:desc></draw:frame>Matrix, aber</text:p>
      <text:p text:style-name="P85"><text:s text:c="52"/><draw:frame draw:style-name="fr4" draw:name="Object69" text:anchor-type="as-char" svg:y="-0.598in" svg:width="1.061in" svg:height="1.098in" draw:z-index="98"><draw:object xlink:href="./Object 69" xlink:type="simple" xlink:show="embed" xlink:actuate="onLoad"/><draw:image xlink:href="./ObjectReplacements/Object 69" xlink:type="simple" xlink:show="embed" xlink:actuate="onLoad"/><svg:desc>formula</svg:desc></draw:frame></text:p>
      <text:p text:style-name="P96">Aufgabe <text:span text:style-name="T26">5</text:span>: <text:span text:style-name="T26">Prädiktionsgleichungen des CDKF</text:span></text:p>
      <text:p text:style-name="P82">Gegeben ist eine normalverteilte Zufallsvariable<draw:frame draw:style-name="fr4"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4"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4"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83"><draw:frame draw:style-name="fr4"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82">abgebildet werden. Berechnen Sie den Mittelwert<draw:frame draw:style-name="fr4" draw:name="Object26" text:anchor-type="as-char" svg:y="-0.0827in" svg:width="0.2346in" svg:height="0.1429in" draw:z-index="25"><draw:object xlink:href="./Object 26" xlink:type="simple" xlink:show="embed" xlink:actuate="onLoad"/><draw:image xlink:href="./ObjectReplacements/Object 26" xlink:type="simple" xlink:show="embed" xlink:actuate="onLoad"/><svg:desc>formula</svg:desc></draw:frame>und die Varianz<draw:frame draw:style-name="fr4"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4"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4"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4"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itle2">Aufgabe <text:span text:style-name="T26">6</text:span>: <text:span text:style-name="T26">Filterschritt des CDKF bei linearer Ausgangsgleichung</text:span></text:p>
      <text:p text:style-name="P84">Wie wirkt sich die Annahme einer linearen Ausgangsgleichung</text:p>
      <text:p text:style-name="P12"><draw:frame draw:style-name="fr4"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P11">auf den Filterschritt des Zentraldifferenzenfilters aus? Welchem anderen Filter entspricht das?</text:p>
      <text:p text:style-name="P11">Hinweis: Bitte argumentieren sie nachvollziehbar. Ein detaillierter mathematischeer Beweis ist allerdings nicht nötig.</text:p>
      <text:p text:style-name="P10"/>
      <text:p text:style-name="P80"/>
      <text:p text:style-name="Title2">Aufgabe 7: Manuelle Steuerung</text:p>
      <text:p text:style-name="P27">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20">Antwort:</text:p>
      <text:p text:style-name="P23">Das grobe Modell der manuellen Steuerung ist im Versuch schon gegeben. </text:p>
      <text:p text:style-name="P23"><text:soft-page-break/>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4"><draw:frame draw:style-name="fr2" draw:name="Image2" text:anchor-type="as-char" svg:width="6.0398in" svg:height="7.2681in" draw:z-index="60"><draw:image xlink:href="Pictures/1000020100000276000003044EE75B37.png" xlink:type="simple" xlink:show="embed" xlink:actuate="onLoad"/></draw:frame></text:p>
      <text:p text:style-name="P25">Abbildung 3.1 <text:span text:style-name="T17">Frontpanel</text:span> der manuellen Steuerung</text:p>
      <text:p text:style-name="P26"/>
      <text:p text:style-name="P26">Auf dem Blockdiagramm soll zuerst ein „Loop block“ zugefügt werden. Dann werden die Elemente verbunden. Die Spannungsbegrenzung wird durch der Funktion „In Range and Coerce“ erledigt.</text:p>
      <text:p text:style-name="P24"><text:soft-page-break/></text:p>
      <text:p text:style-name="P25"><draw:frame draw:style-name="fr3" draw:name="Image1" text:anchor-type="as-char" svg:width="6.6929in" svg:height="3.998in" draw:z-index="51"><draw:image xlink:href="Pictures/10000201000004DA000002E6A786242D.png" xlink:type="simple" xlink:show="embed" xlink:actuate="onLoad"/></draw:frame></text:p>
      <text:p text:style-name="P25">Abbildung 3.<text:span text:style-name="T17">2</text:span> Blockdiagramm der manuellen Steuerung</text:p>
      <text:p text:style-name="P16"/>
      <text:p text:style-name="P16">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Title2">Aufgabe 8: Manuelle Steuerung</text:p>
      <text:p text:style-name="P17">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7"/>
      <text:p text:style-name="P18"><text:soft-page-break/><draw:frame draw:style-name="fr3" draw:name="Image3" text:anchor-type="as-char" svg:width="6.6929in" svg:height="4.3783in" draw:z-index="53"><draw:image xlink:href="Pictures/100002010000049C000003048C115D30.png" xlink:type="simple" xlink:show="embed" xlink:actuate="onLoad"/></draw:frame></text:p>
      <text:p text:style-name="P18">Abbildung 3.<text:span text:style-name="T18">3</text:span> Blockdiagramm der <text:span text:style-name="T18">numerischen Differentiation</text:span></text:p>
      <text:p text:style-name="P17"/>
      <text:p text:style-name="Title2">Aufgabe 9: Manuelle Steuerung</text:p>
      <text:p text:style-name="P17">Implementieren Sie die <text:span text:style-name="T19">Zustandsschätzung </text:span>für die Kugelwippe mithilfe linearer Kalman-filter für</text:p>
      <text:list xml:id="list3268338703231004129" text:style-name="L3">
        <text:list-item>
          <text:p text:style-name="P115">das lineare, zeitdiskrete Modell</text:p>
        </text:list-item>
        <text:list-item>
          <text:p text:style-name="P115">das erweiterte, zeitdiskrete Modell </text:p>
        </text:list-item>
      </text:list>
      <text:p text:style-name="P17">Die Kovarianzmatrix des Systemrauschens geeignet wählen.</text:p>
      <text:p text:style-name="P15"/>
      <text:p text:style-name="Title"><text:span text:style-name="T10">4</text:span>. Auftretende Probleme <text:span text:style-name="T11">beim Test</text:span> und Diskussion</text:p>
      <text:p text:style-name="P14"/>
      <text:p text:style-name="Title"><text:span text:style-name="T13">5</text:span><text:span text:style-name="T12">. Literatur</text:span></text:p>
      <text:p text:style-name="Text_20_body"><text:span text:style-name="T44">[1] </text:span><text:span text:style-name="T45">Sigma-Point Kalman Filters for Probabilistic </text:span><text:span text:style-name="T43">Inference in Dynamic State-Space Models.</text:span><text:span text:style-name="T42">Rudolph van der Merwe &amp; Eric Wan</text:span></text:p>
      <text:p text:style-name="Text_20_body">[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1"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6</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3T13:21:49.264253242</dc:date>
    <meta:editing-duration>PT1H41M11S</meta:editing-duration>
    <meta:editing-cycles>25</meta:editing-cycles>
    <meta:document-statistic meta:table-count="2" meta:image-count="4" meta:object-count="117" meta:page-count="16" meta:paragraph-count="242" meta:word-count="2182" meta:character-count="19110" meta:non-whitespace-character-count="15605"/>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i>T</mi>
    <annotation encoding="StarMath 5.0">T</annotation>
  </semantics>
</math>
</file>

<file path=Object 101/content.xml><?xml version="1.0" encoding="utf-8"?>
<math xmlns="http://www.w3.org/1998/Math/MathML" display="block">
  <semantics>
    <msub>
      <mi>T</mi>
      <mi>K</mi>
    </msub>
    <annotation encoding="StarMath 5.0">T_K</annotation>
  </semantics>
</math>
</file>

<file path=Object 102/content.xml><?xml version="1.0" encoding="utf-8"?>
<math xmlns="http://www.w3.org/1998/Math/MathML" display="block">
  <semantics>
    <msub>
      <mi>T</mi>
      <mi>W</mi>
    </msub>
    <annotation encoding="StarMath 5.0">T_W</annotation>
  </semantics>
</math>
</file>

<file path=Object 103/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

<file path=Object 104/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5/content.xml><?xml version="1.0" encoding="utf-8"?>
<math xmlns="http://www.w3.org/1998/Math/MathML" display="block">
  <semantics>
    <msub>
      <mi>v</mi>
      <mi>S</mi>
    </msub>
    <annotation encoding="StarMath 5.0">v_S</annotation>
  </semantics>
</math>
</file>

<file path=Object 106/content.xml><?xml version="1.0" encoding="utf-8"?>
<math xmlns="http://www.w3.org/1998/Math/MathML" display="block">
  <semantics>
    <msub>
      <mi>ω</mi>
      <mi>K</mi>
    </msub>
    <annotation encoding="StarMath 5.0">ω_K</annotation>
  </semantics>
</math>
</file>

<file path=Object 107/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8/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9/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11/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12/content.xml><?xml version="1.0" encoding="utf-8"?>
<math xmlns="http://www.w3.org/1998/Math/MathML" display="block">
  <semantics>
    <mover accent="true">
      <mi>x</mi>
      <mo stretchy="false">¨</mo>
    </mover>
    <annotation encoding="StarMath 5.0">ddot{x}</annotation>
  </semantics>
</math>
</file>

<file path=Object 113/content.xml><?xml version="1.0" encoding="utf-8"?>
<math xmlns="http://www.w3.org/1998/Math/MathML" display="block">
  <semantics>
    <mover accent="true">
      <mi>φ</mi>
      <mo stretchy="false">¨</mo>
    </mover>
    <annotation encoding="StarMath 5.0">ddot{φ}
</annotation>
  </semantics>
</math>
</file>

<file path=Object 114/content.xml><?xml version="1.0" encoding="utf-8"?>
<math xmlns="http://www.w3.org/1998/Math/MathML" display="block">
  <semantics>
    <mrow>
      <mover accent="true">
        <mi>x</mi>
        <mo stretchy="false">¨</mo>
      </mover>
      <mo stretchy="false">=</mo>
      <mfrac>
        <mrow>
          <mo stretchy="false">−</mo>
          <mrow>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mhr+J_K) ddot{φ} - mr(x {dot φ}^2+g sin{φ})r } over {J_K+mr^2  }</annotation>
  </semantics>
</math>
</file>

<file path=Object 115/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6/content.xml><?xml version="1.0" encoding="utf-8"?>
<math xmlns="http://www.w3.org/1998/Math/MathML" display="block">
  <semantics>
    <mi>F</mi>
    <annotation encoding="StarMath 5.0">F</annotation>
  </semantics>
</math>
</file>

<file path=Object 117/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row>
                    <mrow/>
                    <mn>16.6426</mn>
                  </mrow>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71/content.xml><?xml version="1.0" encoding="utf-8"?>
<math xmlns="http://www.w3.org/1998/Math/MathML" display="block">
  <semantics>
    <msub>
      <mi>q</mi>
      <mi>i</mi>
    </msub>
    <annotation encoding="StarMath 5.0">q_i</annotation>
  </semantics>
</math>
</file>

<file path=Object 72/content.xml><?xml version="1.0" encoding="utf-8"?>
<math xmlns="http://www.w3.org/1998/Math/MathML" display="block">
  <semantics>
    <mrow>
      <mi>L</mi>
      <mo stretchy="false">=</mo>
      <mrow>
        <mi>T</mi>
        <mo stretchy="false">−</mo>
        <mi>V</mi>
      </mrow>
    </mrow>
    <annotation encoding="StarMath 5.0">L=T-V</annotation>
  </semantics>
</math>
</file>

<file path=Object 73/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76/content.xml><?xml version="1.0" encoding="utf-8"?>
<math xmlns="http://www.w3.org/1998/Math/MathML" display="block">
  <semantics>
    <mi>m</mi>
    <annotation encoding="StarMath 5.0">m</annotation>
  </semantics>
</math>
</file>

<file path=Object 77/content.xml><?xml version="1.0" encoding="utf-8"?>
<math xmlns="http://www.w3.org/1998/Math/MathML" display="block">
  <semantics>
    <mi>R</mi>
    <annotation encoding="StarMath 5.0">R</annotation>
  </semantics>
</math>
</file>

<file path=Object 78/content.xml><?xml version="1.0" encoding="utf-8"?>
<math xmlns="http://www.w3.org/1998/Math/MathML" display="block">
  <semantics>
    <mi>r</mi>
    <annotation encoding="StarMath 5.0">r</annotation>
  </semantics>
</math>
</file>

<file path=Object 79/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81/content.xml><?xml version="1.0" encoding="utf-8"?>
<math xmlns="http://www.w3.org/1998/Math/MathML" display="block">
  <semantics>
    <mi>g</mi>
    <annotation encoding="StarMath 5.0">g</annotation>
  </semantics>
</math>
</file>

<file path=Object 82/content.xml><?xml version="1.0" encoding="utf-8"?>
<math xmlns="http://www.w3.org/1998/Math/MathML" display="block">
  <semantics>
    <msub>
      <mi>R</mi>
      <mi>A</mi>
    </msub>
    <annotation encoding="StarMath 5.0">R_A</annotation>
  </semantics>
</math>
</file>

<file path=Object 83/content.xml><?xml version="1.0" encoding="utf-8"?>
<math xmlns="http://www.w3.org/1998/Math/MathML" display="block">
  <semantics>
    <msub>
      <mi>r</mi>
      <mi>A</mi>
    </msub>
    <annotation encoding="StarMath 5.0">r_A</annotation>
  </semantics>
</math>
</file>

<file path=Object 84/content.xml><?xml version="1.0" encoding="utf-8"?>
<math xmlns="http://www.w3.org/1998/Math/MathML" display="block">
  <semantics>
    <msub>
      <mi>C</mi>
      <mi>A</mi>
    </msub>
    <annotation encoding="StarMath 5.0">C_A</annotation>
  </semantics>
</math>
</file>

<file path=Object 85/content.xml><?xml version="1.0" encoding="utf-8"?>
<math xmlns="http://www.w3.org/1998/Math/MathML" display="block">
  <semantics>
    <msup>
      <mi mathvariant="italic">kgm</mi>
      <mn>2</mn>
    </msup>
    <annotation encoding="StarMath 5.0">kgm^2</annotation>
  </semantics>
</math>
</file>

<file path=Object 86/content.xml><?xml version="1.0" encoding="utf-8"?>
<math xmlns="http://www.w3.org/1998/Math/MathML" display="block">
  <semantics>
    <msup>
      <mi mathvariant="italic">kgm</mi>
      <mn>2</mn>
    </msup>
    <annotation encoding="StarMath 5.0">kgm^2</annotation>
  </semantics>
</math>
</file>

<file path=Object 87/content.xml><?xml version="1.0" encoding="utf-8"?>
<math xmlns="http://www.w3.org/1998/Math/MathML" display="block">
  <semantics>
    <mrow>
      <mi>m</mi>
      <mo stretchy="false">/</mo>
      <msup>
        <mi>s</mi>
        <mn>2</mn>
      </msup>
    </mrow>
    <annotation encoding="StarMath 5.0">m/s^2</annotation>
  </semantics>
</math>
</file>

<file path=Object 88/content.xml><?xml version="1.0" encoding="utf-8"?>
<math xmlns="http://www.w3.org/1998/Math/MathML" display="block">
  <semantics>
    <mrow>
      <mi mathvariant="italic">Nm</mi>
      <mo stretchy="false">/</mo>
      <mi>A</mi>
    </mrow>
    <annotation encoding="StarMath 5.0">Nm/A</annotation>
  </semantics>
</math>
</file>

<file path=Object 89/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i>V</mi>
    <annotation encoding="StarMath 5.0">V</annotation>
  </semantics>
</math>
</file>

<file path=Object 91/content.xml><?xml version="1.0" encoding="utf-8"?>
<math xmlns="http://www.w3.org/1998/Math/MathML" display="block">
  <semantics>
    <mi>V</mi>
    <annotation encoding="StarMath 5.0">V</annotation>
  </semantics>
</math>
</file>

<file path=Object 92/content.xml><?xml version="1.0" encoding="utf-8"?>
<math xmlns="http://www.w3.org/1998/Math/MathML" display="block">
  <semantics>
    <mi>T</mi>
    <annotation encoding="StarMath 5.0">T</annotation>
  </semantics>
</math>
</file>

<file path=Object 93/content.xml><?xml version="1.0" encoding="utf-8"?>
<math xmlns="http://www.w3.org/1998/Math/MathML" display="block">
  <semantics>
    <msub>
      <mi>V</mi>
      <mi>K</mi>
    </msub>
    <annotation encoding="StarMath 5.0">V_K</annotation>
  </semantics>
</math>
</file>

<file path=Object 94/content.xml><?xml version="1.0" encoding="utf-8"?>
<math xmlns="http://www.w3.org/1998/Math/MathML" display="block">
  <semantics>
    <mi>F</mi>
    <annotation encoding="StarMath 5.0">F</annotation>
  </semantics>
</math>
</file>

<file path=Object 95/content.xml><?xml version="1.0" encoding="utf-8"?>
<math xmlns="http://www.w3.org/1998/Math/MathML" display="block">
  <semantics>
    <msub>
      <mi>V</mi>
      <mi>F</mi>
    </msub>
    <annotation encoding="StarMath 5.0">V_F</annotation>
  </semantics>
</math>
</file>

<file path=Object 96/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7/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8/content.xml><?xml version="1.0" encoding="utf-8"?>
<math xmlns="http://www.w3.org/1998/Math/MathML" display="block">
  <semantics>
    <mi>V</mi>
    <annotation encoding="StarMath 5.0">V</annotation>
  </semantics>
</math>
</file>

<file path=Object 99/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